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0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08">
            <text:p>0.01</text:p>
          </table:table-cell>
          <table:table-cell>
            <draw:frame table:end-cell-address="200Hz.R21" table:end-x="0.8669in" table:end-y="0.1465in" draw:z-index="0" draw:style-name="gr1" draw:text-style-name="P1" svg:width="13.774in" svg:height="3.5457in" svg:x="0.4283in" svg:y="0.1567in">
              <draw:object draw:notify-on-update-of-ranges="200Hz.A1:200Hz.A500 200Hz.B1:200Hz.B5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69">
            <text:p>0.0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32">
            <text:p>0.0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89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53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358">
            <text:p>0.0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316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341">
            <text:p>0.0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271">
            <text:p>0.0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03">
            <text:p>0.0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25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297">
            <text:p>0.0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319">
            <text:p>0.0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205">
            <text:p>0.0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282">
            <text:p>0.0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2">
            <text:p>0.0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297">
            <text:p>0.0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31">
            <text:p>0.0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27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235">
            <text:p>0.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331">
            <text:p>0.0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458">
            <text:p>0.0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414">
            <text:p>0.0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338">
            <text:p>0.0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26">
            <text:p>0.0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274">
            <text:p>0.0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306">
            <text:p>0.0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306">
            <text:p>0.0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295">
            <text:p>0.0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38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5">
            <text:p>0.0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54">
            <text:p>0.0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77">
            <text:p>0.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247">
            <text:p>0.0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247">
            <text:p>0.02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198">
            <text:p>0.0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239">
            <text:p>0.0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225">
            <text:p>0.0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21">
            <text:p>0.0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141">
            <text:p>0.0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038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0.0007">
            <text:p>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0.0017">
            <text:p>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0.0081">
            <text:p>-0.0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0.013">
            <text:p>-0.0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0.0162">
            <text:p>-0.0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015">
            <text:p>-0.0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0151">
            <text:p>-0.0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.0233">
            <text:p>-0.0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0284">
            <text:p>-0.03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0.0293">
            <text:p>-0.0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0361">
            <text:p>-0.04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0.0422">
            <text:p>-0.04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0474">
            <text:p>-0.0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0549">
            <text:p>-0.0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079">
            <text:p>-0.0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.105">
            <text:p>-0.1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1805">
            <text:p>-0.1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0.2299">
            <text:p>-0.23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2923">
            <text:p>-0.29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.3507">
            <text:p>-0.3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3813">
            <text:p>-0.3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3754">
            <text:p>-0.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3635">
            <text:p>-0.3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.3329">
            <text:p>-0.3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3478">
            <text:p>-0.3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3693">
            <text:p>-0.3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0.372">
            <text:p>-0.3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3716">
            <text:p>-0.3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3827">
            <text:p>-0.3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4233">
            <text:p>-0.4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4698">
            <text:p>-0.47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4739">
            <text:p>-0.47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4472">
            <text:p>-0.4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4144">
            <text:p>-0.4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422">
            <text:p>-0.4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4731">
            <text:p>-0.47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4843">
            <text:p>-0.4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4863">
            <text:p>-0.49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4367">
            <text:p>-0.4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3793">
            <text:p>-0.3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242">
            <text:p>-0.2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0.0335">
            <text:p>-0.03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281">
            <text:p>0.13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37">
            <text:p>0.15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926">
            <text:p>0.09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536">
            <text:p>0.0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0.0051">
            <text:p>-0.0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359">
            <text:p>0.0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652">
            <text:p>0.07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2138">
            <text:p>0.2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314">
            <text:p>0.33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3335">
            <text:p>0.33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2117">
            <text:p>0.21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661">
            <text:p>0.07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685">
            <text:p>0.07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441">
            <text:p>0.0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969">
            <text:p>0.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183">
            <text:p>0.22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3144">
            <text:p>0.3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3571">
            <text:p>0.3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3365">
            <text:p>0.3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3355">
            <text:p>0.34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2255">
            <text:p>0.23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328">
            <text:p>0.1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457">
            <text:p>0.15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25">
            <text:p>0.13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824">
            <text:p>0.1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144">
            <text:p>0.2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757">
            <text:p>0.2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3305">
            <text:p>0.3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3133">
            <text:p>0.3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2319">
            <text:p>0.23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2623">
            <text:p>0.2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3169">
            <text:p>0.32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4232">
            <text:p>0.4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4282">
            <text:p>0.4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4439">
            <text:p>0.4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4428">
            <text:p>0.4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4669">
            <text:p>0.4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4196">
            <text:p>0.42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3618">
            <text:p>0.36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3197">
            <text:p>0.3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2771">
            <text:p>0.2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2384">
            <text:p>0.2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2085">
            <text:p>0.2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928">
            <text:p>0.1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52">
            <text:p>0.1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159">
            <text:p>0.12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034">
            <text:p>0.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151">
            <text:p>0.1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02">
            <text:p>0.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705">
            <text:p>0.07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513">
            <text:p>0.05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364">
            <text:p>0.0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0103">
            <text:p>-0.0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515">
            <text:p>0.05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641">
            <text:p>0.0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82">
            <text:p>0.08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719">
            <text:p>0.07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472">
            <text:p>0.05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0.0018">
            <text:p>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0.0167">
            <text:p>-0.0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025">
            <text:p>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154">
            <text:p>0.0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028">
            <text:p>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0018">
            <text:p>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0.019">
            <text:p>-0.02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-0.0211">
            <text:p>-0.0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0.0144">
            <text:p>-0.0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-0.0166">
            <text:p>-0.0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0.0062">
            <text:p>-0.01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402">
            <text:p>0.0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045">
            <text:p>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308">
            <text:p>0.03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27">
            <text:p>0.0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0.0041">
            <text:p>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0.0182">
            <text:p>-0.0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0.0164">
            <text:p>-0.02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-0.0222">
            <text:p>-0.02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0.0186">
            <text:p>-0.0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44">
            <text:p>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293">
            <text:p>0.03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355">
            <text:p>0.0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293">
            <text:p>0.0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242">
            <text:p>0.0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372">
            <text:p>0.0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383">
            <text:p>0.04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348">
            <text:p>0.03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022">
            <text:p>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0077">
            <text:p>-0.0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0111">
            <text:p>-0.0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15">
            <text:p>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417">
            <text:p>0.04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413">
            <text:p>0.0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346">
            <text:p>0.03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38">
            <text:p>0.0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375">
            <text:p>0.04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0.0053">
            <text:p>-0.0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0046">
            <text:p>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0073">
            <text:p>-0.0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0.0134">
            <text:p>-0.0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194">
            <text:p>0.0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136">
            <text:p>0.01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0.0022">
            <text:p>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12">
            <text:p>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0028">
            <text:p>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47">
            <text:p>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26">
            <text:p>0.03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269">
            <text:p>0.03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32">
            <text:p>0.03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0132">
            <text:p>-0.0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0141">
            <text:p>-0.0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072">
            <text:p>0.0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127">
            <text:p>0.0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092">
            <text:p>0.01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283">
            <text:p>0.0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331">
            <text:p>0.0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349">
            <text:p>0.03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392">
            <text:p>0.04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377">
            <text:p>0.0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337">
            <text:p>0.03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332">
            <text:p>0.03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376">
            <text:p>0.0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332">
            <text:p>0.0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381">
            <text:p>0.0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298">
            <text:p>0.03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045">
            <text:p>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24">
            <text:p>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</table:table>
      <table:table table:name="100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208">
            <text:p>0.02</text:p>
          </table:table-cell>
          <table:table-cell>
            <draw:frame table:end-cell-address="100Hz.R21" table:end-x="0.8669in" table:end-y="0.1465in" draw:z-index="0" draw:style-name="gr1" draw:text-style-name="P1" svg:width="13.774in" svg:height="3.5457in" svg:x="0.4283in" svg:y="0.1567in">
              <draw:object draw:notify-on-update-of-ranges="100Hz.A1:100Hz.A500 100Hz.B1:100Hz.B5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87">
            <text:p>0.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94">
            <text:p>0.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1">
            <text:p>0.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71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83">
            <text:p>0.0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56">
            <text:p>0.0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09">
            <text:p>0.0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317">
            <text:p>0.0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261">
            <text:p>0.0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27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73">
            <text:p>0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303">
            <text:p>0.0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353">
            <text:p>0.0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38">
            <text:p>0.0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319">
            <text:p>0.0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205">
            <text:p>0.0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237">
            <text:p>0.0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32">
            <text:p>0.03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367">
            <text:p>0.0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91">
            <text:p>0.0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292">
            <text:p>0.0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237">
            <text:p>0.02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27">
            <text:p>0.03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0058">
            <text:p>-0.0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213">
            <text:p>0.0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0261">
            <text:p>-0.0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.0307">
            <text:p>-0.0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046">
            <text:p>-0.0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0.0818">
            <text:p>-0.0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1223">
            <text:p>-0.1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.1764">
            <text:p>-0.1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1988">
            <text:p>-0.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2486">
            <text:p>-0.2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3347">
            <text:p>-0.3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.3433">
            <text:p>-0.3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4789">
            <text:p>-0.4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5321">
            <text:p>-0.5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0.6566">
            <text:p>-0.6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746">
            <text:p>-0.7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7714">
            <text:p>-0.7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7964">
            <text:p>-0.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7643">
            <text:p>-0.7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6565">
            <text:p>-0.6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6545">
            <text:p>-0.6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5027">
            <text:p>-0.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3914">
            <text:p>-0.39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4168">
            <text:p>-0.4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3433">
            <text:p>-0.34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3324">
            <text:p>-0.3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2302">
            <text:p>-0.2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2395">
            <text:p>-0.2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1599">
            <text:p>-0.16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0.0571">
            <text:p>-0.0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0.0569">
            <text:p>-0.0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0.0945">
            <text:p>-0.09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261">
            <text:p>0.0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023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747">
            <text:p>0.07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036">
            <text:p>0.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858">
            <text:p>0.09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387">
            <text:p>0.1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818">
            <text:p>0.1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346">
            <text:p>0.03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899">
            <text:p>0.19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916">
            <text:p>0.09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184">
            <text:p>0.1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764">
            <text:p>0.0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0097">
            <text:p>-0.0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868">
            <text:p>0.09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618">
            <text:p>0.0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0211">
            <text:p>-0.0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0739">
            <text:p>-0.07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1167">
            <text:p>-0.1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0.1286">
            <text:p>-0.1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151">
            <text:p>0.2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4041">
            <text:p>0.4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409">
            <text:p>0.4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4201">
            <text:p>0.4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4819">
            <text:p>0.4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5409">
            <text:p>0.5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6981">
            <text:p>0.7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7841">
            <text:p>0.78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799">
            <text:p>0.8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8427">
            <text:p>0.8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8367">
            <text:p>0.8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7473">
            <text:p>0.75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6321">
            <text:p>0.6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5814">
            <text:p>0.5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4747">
            <text:p>0.4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4187">
            <text:p>0.42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3195">
            <text:p>0.3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357">
            <text:p>0.2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836">
            <text:p>0.1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779">
            <text:p>0.0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491">
            <text:p>0.0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403">
            <text:p>0.0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366">
            <text:p>0.0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0.0007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0.006">
            <text:p>-0.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0.008">
            <text:p>-0.0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008">
            <text:p>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0.0152">
            <text:p>-0.0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0385">
            <text:p>-0.04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0124">
            <text:p>-0.01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044">
            <text:p>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0.0077">
            <text:p>-0.0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-0.0089">
            <text:p>-0.0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269">
            <text:p>0.03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319">
            <text:p>0.03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281">
            <text:p>0.03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353">
            <text:p>0.0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341">
            <text:p>0.03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077">
            <text:p>0.0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0.0091">
            <text:p>-0.0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0.0341">
            <text:p>-0.03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0.0393">
            <text:p>-0.0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0.0288">
            <text:p>-0.03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0261">
            <text:p>-0.03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0191">
            <text:p>-0.0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0178">
            <text:p>-0.02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0069">
            <text:p>-0.0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-0.0013">
            <text:p>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003">
            <text:p>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031">
            <text:p>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106">
            <text:p>0.0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446">
            <text:p>0.0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472">
            <text:p>0.0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298">
            <text:p>0.0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21">
            <text:p>0.0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0.0002">
            <text:p>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05">
            <text:p>0.0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531">
            <text:p>0.0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082">
            <text:p>0.0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0092">
            <text:p>-0.0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0305">
            <text:p>-0.0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0.0383">
            <text:p>-0.0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0.026">
            <text:p>-0.03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0.0151">
            <text:p>-0.0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0.0007">
            <text:p>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0.0091">
            <text:p>-0.0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0.0172">
            <text:p>-0.0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0.0071">
            <text:p>-0.0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-0.0011">
            <text:p>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-0.0102">
            <text:p>-0.0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-0.0151">
            <text:p>-0.0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0.0029">
            <text:p>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69">
            <text:p>0.0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69">
            <text:p>0.0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89">
            <text:p>0.01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08">
            <text:p>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0094">
            <text:p>-0.0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128">
            <text:p>-0.0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051">
            <text:p>-0.0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25">
            <text:p>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098">
            <text:p>0.0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316">
            <text:p>0.0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047">
            <text:p>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167">
            <text:p>-0.02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263">
            <text:p>-0.03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158">
            <text:p>-0.0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11">
            <text:p>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25">
            <text:p>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285">
            <text:p>0.03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58">
            <text:p>0.0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85">
            <text:p>0.0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34">
            <text:p>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28">
            <text:p>-0.03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413">
            <text:p>-0.0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382">
            <text:p>-0.0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345">
            <text:p>-0.03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18">
            <text:p>-0.0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74">
            <text:p>-0.0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314">
            <text:p>0.03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295">
            <text:p>0.03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352">
            <text:p>0.04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461">
            <text:p>0.0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308">
            <text:p>0.03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39">
            <text:p>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112">
            <text:p>-0.0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193">
            <text:p>-0.0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216">
            <text:p>-0.0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169">
            <text:p>-0.0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87">
            <text:p>0.0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242">
            <text:p>0.0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</table:table>
      <table:table table:name="50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28">
            <text:p>0.01</text:p>
          </table:table-cell>
          <table:table-cell>
            <draw:frame table:end-cell-address="50Hz.R21" table:end-x="0.8669in" table:end-y="0.1465in" draw:z-index="0" draw:style-name="gr1" draw:text-style-name="P1" svg:width="13.774in" svg:height="3.5457in" svg:x="0.4283in" svg:y="0.1567in">
              <draw:object draw:notify-on-update-of-ranges="50Hz.A1:50Hz.A500 50Hz.B1:50Hz.B5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31">
            <text:p>0.0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98">
            <text:p>0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83">
            <text:p>0.0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261">
            <text:p>0.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204">
            <text:p>0.0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92">
            <text:p>0.0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0.0008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136">
            <text:p>0.0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235">
            <text:p>0.0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308">
            <text:p>0.0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359">
            <text:p>0.0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288">
            <text:p>0.0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287">
            <text:p>0.0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7">
            <text:p>0.0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187">
            <text:p>0.0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292">
            <text:p>0.0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36">
            <text:p>0.0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33">
            <text:p>0.0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154">
            <text:p>0.0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213">
            <text:p>0.0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45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003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299">
            <text:p>0.0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281">
            <text:p>0.0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327">
            <text:p>0.0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313">
            <text:p>0.0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333">
            <text:p>0.0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359">
            <text:p>0.0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328">
            <text:p>0.0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249">
            <text:p>0.0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261">
            <text:p>0.0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269">
            <text:p>0.0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187">
            <text:p>0.0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156">
            <text:p>0.0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274">
            <text:p>0.0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127">
            <text:p>0.0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082">
            <text:p>0.0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066">
            <text:p>0.0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11">
            <text:p>0.0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154">
            <text:p>0.0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282">
            <text:p>0.0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303">
            <text:p>0.03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281">
            <text:p>0.0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082">
            <text:p>0.0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098">
            <text:p>0.0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178">
            <text:p>0.02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178">
            <text:p>0.02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211">
            <text:p>0.0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204">
            <text:p>0.0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156">
            <text:p>0.0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133">
            <text:p>0.0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112">
            <text:p>0.0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141">
            <text:p>0.01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332">
            <text:p>0.03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322">
            <text:p>0.03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288">
            <text:p>0.0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133">
            <text:p>0.0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037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127">
            <text:p>0.0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204">
            <text:p>0.0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247">
            <text:p>0.02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11">
            <text:p>0.02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213">
            <text:p>0.0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282">
            <text:p>0.03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281">
            <text:p>0.03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242">
            <text:p>0.0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247">
            <text:p>0.0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239">
            <text:p>0.0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211">
            <text:p>0.0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458">
            <text:p>0.05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136">
            <text:p>0.0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0007">
            <text:p>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178">
            <text:p>0.02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072">
            <text:p>0.0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0.0085">
            <text:p>-0.0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0.0256">
            <text:p>-0.03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0476">
            <text:p>-0.05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-0.0593">
            <text:p>-0.0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-0.1014">
            <text:p>-0.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0.1253">
            <text:p>-0.13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0.1628">
            <text:p>-0.1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0.2197">
            <text:p>-0.2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-0.2343">
            <text:p>-0.23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0.3058">
            <text:p>-0.3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-0.3393">
            <text:p>-0.3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4389">
            <text:p>-0.44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0.5088">
            <text:p>-0.5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-0.553">
            <text:p>-0.55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0.5819">
            <text:p>-0.5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5758">
            <text:p>-0.5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5447">
            <text:p>-0.5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455">
            <text:p>0.05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0.5071">
            <text:p>-0.5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0.4824">
            <text:p>-0.48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0.4441">
            <text:p>-0.44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3644">
            <text:p>-0.36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2681">
            <text:p>-0.27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0.2885">
            <text:p>-0.29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0.3537">
            <text:p>-0.35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0.3948">
            <text:p>-0.39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-0.3659">
            <text:p>-0.37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0.2974">
            <text:p>-0.3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1571">
            <text:p>-0.1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0728">
            <text:p>-0.07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648">
            <text:p>0.0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916">
            <text:p>0.0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808">
            <text:p>0.08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-0.0308">
            <text:p>-0.03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-0.0626">
            <text:p>-0.06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-0.0744">
            <text:p>-0.07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008">
            <text:p>0.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66">
            <text:p>0.1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834">
            <text:p>0.18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243">
            <text:p>0.2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831">
            <text:p>0.18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143">
            <text:p>0.1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408">
            <text:p>0.0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464">
            <text:p>0.05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234">
            <text:p>0.1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237">
            <text:p>0.1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125">
            <text:p>0.1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06">
            <text:p>0.16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551">
            <text:p>0.26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987">
            <text:p>0.3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895">
            <text:p>0.29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578">
            <text:p>0.2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593">
            <text:p>0.26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3808">
            <text:p>0.38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3614">
            <text:p>0.36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3133">
            <text:p>0.3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977">
            <text:p>0.3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3204">
            <text:p>0.3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936">
            <text:p>0.39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4423">
            <text:p>0.44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4242">
            <text:p>0.42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3969">
            <text:p>0.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3834">
            <text:p>0.3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4186">
            <text:p>0.42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4659">
            <text:p>0.47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4291">
            <text:p>0.43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893">
            <text:p>0.39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509">
            <text:p>0.3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3288">
            <text:p>0.33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2947">
            <text:p>0.29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2284">
            <text:p>0.23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807">
            <text:p>0.18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17">
            <text:p>0.15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303">
            <text:p>0.13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125">
            <text:p>0.11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952">
            <text:p>0.1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731">
            <text:p>0.07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223">
            <text:p>-0.0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293">
            <text:p>-0.0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157">
            <text:p>-0.02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12">
            <text:p>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0151">
            <text:p>-0.0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0264">
            <text:p>-0.03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0221">
            <text:p>-0.0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48">
            <text:p>-0.05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0594">
            <text:p>-0.0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0411">
            <text:p>-0.04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213">
            <text:p>0.0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277">
            <text:p>0.03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069">
            <text:p>0.01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62">
            <text:p>-0.0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127">
            <text:p>0.0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402">
            <text:p>0.0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353">
            <text:p>0.04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391">
            <text:p>0.0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509">
            <text:p>0.0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5">
            <text:p>0.04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014">
            <text:p>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191">
            <text:p>-0.0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029">
            <text:p>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263">
            <text:p>-0.03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31">
            <text:p>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078">
            <text:p>-0.0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136">
            <text:p>0.0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398">
            <text:p>0.04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326">
            <text:p>0.03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87">
            <text:p>0.0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77">
            <text:p>0.0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127">
            <text:p>0.01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299">
            <text:p>0.03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95">
            <text:p>0.0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32">
            <text:p>0.0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225">
            <text:p>0.02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0.0058">
            <text:p>-0.0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65">
            <text:p>0.01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-0.001">
            <text:p>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83">
            <text:p>0.04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045">
            <text:p>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-0.009">
            <text:p>-0.01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-0.0117">
            <text:p>-0.01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-0.0067">
            <text:p>-0.01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033">
            <text:p>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278">
            <text:p>0.03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304">
            <text:p>0.03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328">
            <text:p>0.03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353">
            <text:p>0.04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</table:table>
      <table:table table:name="scratch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0128">
            <text:p>0.01</text:p>
          </table:table-cell>
          <table:table-cell office:value-type="float" office:value="667.9984">
            <text:p>668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664.6324">
            <text:p>664.63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661.3668">
            <text:p>661.37</text:p>
          </table:table-cell>
        </table:table-row>
        <table:table-row table:style-name="ro1">
          <table:table-cell office:value-type="float" office:value="0.0189">
            <text:p>0.02</text:p>
          </table:table-cell>
          <table:table-cell office:value-type="float" office:value="658.475">
            <text:p>658.48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656.2584">
            <text:p>656.26</text:p>
          </table:table-cell>
        </table:table-row>
        <table:table-row table:style-name="ro1">
          <table:table-cell office:value-type="float" office:value="0.0232">
            <text:p>0.02</text:p>
          </table:table-cell>
          <table:table-cell office:value-type="float" office:value="654.7115">
            <text:p>654.71</text:p>
          </table:table-cell>
        </table:table-row>
        <table:table-row table:style-name="ro1">
          <table:table-cell office:value-type="float" office:value="0.0231">
            <text:p>0.02</text:p>
          </table:table-cell>
          <table:table-cell office:value-type="float" office:value="653.7621">
            <text:p>653.76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653.222">
            <text:p>653.22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652.9205">
            <text:p>652.92</text:p>
          </table:table-cell>
        </table:table-row>
        <table:table-row table:style-name="ro1">
          <table:table-cell office:value-type="float" office:value="0.0195">
            <text:p>0.02</text:p>
          </table:table-cell>
          <table:table-cell office:value-type="float" office:value="652.7802">
            <text:p>652.78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652.9728">
            <text:p>652.97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653.5756">
            <text:p>653.58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654.4478">
            <text:p>654.45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655.6712">
            <text:p>655.67</text:p>
          </table:table-cell>
        </table:table-row>
        <table:table-row table:style-name="ro1">
          <table:table-cell office:value-type="float" office:value="0.0298">
            <text:p>0.03</text:p>
          </table:table-cell>
          <table:table-cell office:value-type="float" office:value="657.8251">
            <text:p>657.83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660.6481">
            <text:p>660.65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663.7597">
            <text:p>663.76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666.4964">
            <text:p>666.5</text:p>
          </table:table-cell>
        </table:table-row>
        <table:table-row table:style-name="ro1">
          <table:table-cell office:value-type="float" office:value="0.0142">
            <text:p>0.01</text:p>
          </table:table-cell>
          <table:table-cell office:value-type="float" office:value="668.5796">
            <text:p>668.58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670.2219">
            <text:p>670.22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671.7045">
            <text:p>671.7</text:p>
          </table:table-cell>
        </table:table-row>
        <table:table-row table:style-name="ro1">
          <table:table-cell office:value-type="float" office:value="0.0184">
            <text:p>0.02</text:p>
          </table:table-cell>
          <table:table-cell office:value-type="float" office:value="673.0282">
            <text:p>673.03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673.7097">
            <text:p>673.71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673.744">
            <text:p>673.74</text:p>
          </table:table-cell>
        </table:table-row>
        <table:table-row table:style-name="ro1">
          <table:table-cell office:value-type="float" office:value="0.0195">
            <text:p>0.02</text:p>
          </table:table-cell>
          <table:table-cell office:value-type="float" office:value="673.8545">
            <text:p>673.85</text:p>
          </table:table-cell>
        </table:table-row>
        <table:table-row table:style-name="ro1">
          <table:table-cell office:value-type="float" office:value="0.0243">
            <text:p>0.02</text:p>
          </table:table-cell>
          <table:table-cell office:value-type="float" office:value="674.4631">
            <text:p>674.46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75.3764">
            <text:p>675.38</text:p>
          </table:table-cell>
        </table:table-row>
        <table:table-row table:style-name="ro1">
          <table:table-cell office:value-type="float" office:value="0.0142">
            <text:p>0.01</text:p>
          </table:table-cell>
          <table:table-cell office:value-type="float" office:value="675.7918">
            <text:p>675.79</text:p>
          </table:table-cell>
        </table:table-row>
        <table:table-row table:style-name="ro1">
          <table:table-cell office:value-type="float" office:value="0.0083">
            <text:p>0.01</text:p>
          </table:table-cell>
          <table:table-cell office:value-type="float" office:value="675.2283">
            <text:p>675.23</text:p>
          </table:table-cell>
        </table:table-row>
        <table:table-row table:style-name="ro1">
          <table:table-cell office:value-type="float" office:value="0.0145">
            <text:p>0.01</text:p>
          </table:table-cell>
          <table:table-cell office:value-type="float" office:value="674.3443">
            <text:p>674.34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73.9109">
            <text:p>673.91</text:p>
          </table:table-cell>
        </table:table-row>
        <table:table-row table:style-name="ro1">
          <table:table-cell office:value-type="float" office:value="0.0261">
            <text:p>0.03</text:p>
          </table:table-cell>
          <table:table-cell office:value-type="float" office:value="674.1935">
            <text:p>674.19</text:p>
          </table:table-cell>
        </table:table-row>
        <table:table-row table:style-name="ro1">
          <table:table-cell office:value-type="float" office:value="0.0204">
            <text:p>0.02</text:p>
          </table:table-cell>
          <table:table-cell office:value-type="float" office:value="674.6042">
            <text:p>674.6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674.7552">
            <text:p>674.76</text:p>
          </table:table-cell>
        </table:table-row>
        <table:table-row table:style-name="ro1">
          <table:table-cell office:value-type="float" office:value="0.0177">
            <text:p>0.02</text:p>
          </table:table-cell>
          <table:table-cell office:value-type="float" office:value="674.8033">
            <text:p>674.8</text:p>
          </table:table-cell>
        </table:table-row>
        <table:table-row table:style-name="ro1">
          <table:table-cell office:value-type="float" office:value="0.0184">
            <text:p>0.02</text:p>
          </table:table-cell>
          <table:table-cell office:value-type="float" office:value="674.8248">
            <text:p>674.82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674.6128">
            <text:p>674.61</text:p>
          </table:table-cell>
        </table:table-row>
        <table:table-row table:style-name="ro1">
          <table:table-cell office:value-type="float" office:value="0.0092">
            <text:p>0.01</text:p>
          </table:table-cell>
          <table:table-cell office:value-type="float" office:value="673.563">
            <text:p>673.56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671.5617">
            <text:p>671.56</text:p>
          </table:table-cell>
        </table:table-row>
        <table:table-row table:style-name="ro1">
          <table:table-cell office:value-type="float" office:value="0.0036">
            <text:p>0</text:p>
          </table:table-cell>
          <table:table-cell office:value-type="float" office:value="668.3983">
            <text:p>668.4</text:p>
          </table:table-cell>
        </table:table-row>
        <table:table-row table:style-name="ro1">
          <table:table-cell office:value-type="float" office:value="0.0078">
            <text:p>0.01</text:p>
          </table:table-cell>
          <table:table-cell office:value-type="float" office:value="664.5792">
            <text:p>664.58</text:p>
          </table:table-cell>
        </table:table-row>
        <table:table-row table:style-name="ro1">
          <table:table-cell office:value-type="float" office:value="-0.0008">
            <text:p>0</text:p>
          </table:table-cell>
          <table:table-cell office:value-type="float" office:value="659.3964">
            <text:p>659.4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654.2949">
            <text:p>654.29</text:p>
          </table:table-cell>
        </table:table-row>
        <table:table-row table:style-name="ro1">
          <table:table-cell office:value-type="float" office:value="0.0235">
            <text:p>0.02</text:p>
          </table:table-cell>
          <table:table-cell office:value-type="float" office:value="650.1714">
            <text:p>650.17</text:p>
          </table:table-cell>
        </table:table-row>
        <table:table-row table:style-name="ro1">
          <table:table-cell office:value-type="float" office:value="0.0308">
            <text:p>0.03</text:p>
          </table:table-cell>
          <table:table-cell office:value-type="float" office:value="647.6015">
            <text:p>647.6</text:p>
          </table:table-cell>
        </table:table-row>
        <table:table-row table:style-name="ro1">
          <table:table-cell office:value-type="float" office:value="0.0359">
            <text:p>0.04</text:p>
          </table:table-cell>
          <table:table-cell office:value-type="float" office:value="646.9026">
            <text:p>646.9</text:p>
          </table:table-cell>
        </table:table-row>
        <table:table-row table:style-name="ro1">
          <table:table-cell office:value-type="float" office:value="0.0324">
            <text:p>0.03</text:p>
          </table:table-cell>
          <table:table-cell office:value-type="float" office:value="647.5748">
            <text:p>647.57</text:p>
          </table:table-cell>
        </table:table-row>
        <table:table-row table:style-name="ro1">
          <table:table-cell office:value-type="float" office:value="0.0288">
            <text:p>0.03</text:p>
          </table:table-cell>
          <table:table-cell office:value-type="float" office:value="649.1632">
            <text:p>649.16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651.4976">
            <text:p>651.5</text:p>
          </table:table-cell>
        </table:table-row>
        <table:table-row table:style-name="ro1">
          <table:table-cell office:value-type="float" office:value="0.0287">
            <text:p>0.03</text:p>
          </table:table-cell>
          <table:table-cell office:value-type="float" office:value="654.5656">
            <text:p>654.57</text:p>
          </table:table-cell>
        </table:table-row>
        <table:table-row table:style-name="ro1">
          <table:table-cell office:value-type="float" office:value="0.0287">
            <text:p>0.03</text:p>
          </table:table-cell>
          <table:table-cell office:value-type="float" office:value="658.2877">
            <text:p>658.29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662.1506">
            <text:p>662.15</text:p>
          </table:table-cell>
        </table:table-row>
        <table:table-row table:style-name="ro1">
          <table:table-cell office:value-type="float" office:value="0.0187">
            <text:p>0.02</text:p>
          </table:table-cell>
          <table:table-cell office:value-type="float" office:value="665.6685">
            <text:p>665.67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668.6129">
            <text:p>668.61</text:p>
          </table:table-cell>
        </table:table-row>
        <table:table-row table:style-name="ro1">
          <table:table-cell office:value-type="float" office:value="0.0292">
            <text:p>0.03</text:p>
          </table:table-cell>
          <table:table-cell office:value-type="float" office:value="619.2042">
            <text:p>619.2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670.9553">
            <text:p>670.96</text:p>
          </table:table-cell>
        </table:table-row>
        <table:table-row table:style-name="ro1">
          <table:table-cell office:value-type="float" office:value="0.0152">
            <text:p>0.02</text:p>
          </table:table-cell>
          <table:table-cell office:value-type="float" office:value="672.7596">
            <text:p>672.76</text:p>
          </table:table-cell>
        </table:table-row>
        <table:table-row table:style-name="ro1">
          <table:table-cell office:value-type="float" office:value="0.0167">
            <text:p>0.02</text:p>
          </table:table-cell>
          <table:table-cell office:value-type="float" office:value="674.2169">
            <text:p>674.22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675.071">
            <text:p>675.07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675.588">
            <text:p>675.59</text:p>
          </table:table-cell>
        </table:table-row>
        <table:table-row table:style-name="ro1">
          <table:table-cell office:value-type="float" office:value="0.0133">
            <text:p>0.01</text:p>
          </table:table-cell>
          <table:table-cell office:value-type="float" office:value="675.5681">
            <text:p>675.57</text:p>
          </table:table-cell>
        </table:table-row>
        <table:table-row table:style-name="ro1">
          <table:table-cell office:value-type="float" office:value="0.0154">
            <text:p>0.02</text:p>
          </table:table-cell>
          <table:table-cell office:value-type="float" office:value="675.2507">
            <text:p>675.25</text:p>
          </table:table-cell>
        </table:table-row>
        <table:table-row table:style-name="ro1">
          <table:table-cell office:value-type="float" office:value="0.0152">
            <text:p>0.02</text:p>
          </table:table-cell>
          <table:table-cell office:value-type="float" office:value="674.6439">
            <text:p>674.64</text:p>
          </table:table-cell>
        </table:table-row>
        <table:table-row table:style-name="ro1">
          <table:table-cell office:value-type="float" office:value="0.0152">
            <text:p>0.02</text:p>
          </table:table-cell>
          <table:table-cell office:value-type="float" office:value="673.7773">
            <text:p>673.78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672.7554">
            <text:p>672.76</text:p>
          </table:table-cell>
        </table:table-row>
        <table:table-row table:style-name="ro1">
          <table:table-cell office:value-type="float" office:value="0.0143">
            <text:p>0.01</text:p>
          </table:table-cell>
          <table:table-cell office:value-type="float" office:value="671.4419">
            <text:p>671.44</text:p>
          </table:table-cell>
        </table:table-row>
        <table:table-row table:style-name="ro1">
          <table:table-cell office:value-type="float" office:value="0.0213">
            <text:p>0.02</text:p>
          </table:table-cell>
          <table:table-cell office:value-type="float" office:value="670.496">
            <text:p>670.5</text:p>
          </table:table-cell>
        </table:table-row>
        <table:table-row table:style-name="ro1">
          <table:table-cell office:value-type="float" office:value="0.0155">
            <text:p>0.02</text:p>
          </table:table-cell>
          <table:table-cell office:value-type="float" office:value="669.3668">
            <text:p>669.37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667.8547">
            <text:p>667.85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665.6155">
            <text:p>665.62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662.3403">
            <text:p>662.34</text:p>
          </table:table-cell>
        </table:table-row>
        <table:table-row table:style-name="ro1">
          <table:table-cell office:value-type="float" office:value="0.0003">
            <text:p>0</text:p>
          </table:table-cell>
          <table:table-cell office:value-type="float" office:value="657.7529">
            <text:p>657.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1.9708">
            <text:p>651.97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645.8516">
            <text:p>645.85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640.3022">
            <text:p>640.3</text:p>
          </table:table-cell>
        </table:table-row>
        <table:table-row table:style-name="ro1">
          <table:table-cell office:value-type="float" office:value="0.0299">
            <text:p>0.03</text:p>
          </table:table-cell>
          <table:table-cell office:value-type="float" office:value="636.3931">
            <text:p>636.39</text:p>
          </table:table-cell>
        </table:table-row>
        <table:table-row table:style-name="ro1">
          <table:table-cell office:value-type="float" office:value="0.0281">
            <text:p>0.03</text:p>
          </table:table-cell>
          <table:table-cell office:value-type="float" office:value="633.8088">
            <text:p>633.81</text:p>
          </table:table-cell>
        </table:table-row>
        <table:table-row table:style-name="ro1">
          <table:table-cell office:value-type="float" office:value="0.0327">
            <text:p>0.03</text:p>
          </table:table-cell>
          <table:table-cell office:value-type="float" office:value="632.8452">
            <text:p>632.85</text:p>
          </table:table-cell>
        </table:table-row>
        <table:table-row table:style-name="ro1">
          <table:table-cell office:value-type="float" office:value="0.0313">
            <text:p>0.03</text:p>
          </table:table-cell>
          <table:table-cell office:value-type="float" office:value="633.2144">
            <text:p>633.21</text:p>
          </table:table-cell>
        </table:table-row>
        <table:table-row table:style-name="ro1">
          <table:table-cell office:value-type="float" office:value="0.0333">
            <text:p>0.03</text:p>
          </table:table-cell>
          <table:table-cell office:value-type="float" office:value="634.9728">
            <text:p>634.97</text:p>
          </table:table-cell>
        </table:table-row>
        <table:table-row table:style-name="ro1">
          <table:table-cell office:value-type="float" office:value="0.0359">
            <text:p>0.04</text:p>
          </table:table-cell>
          <table:table-cell office:value-type="float" office:value="638.2117">
            <text:p>638.21</text:p>
          </table:table-cell>
        </table:table-row>
        <table:table-row table:style-name="ro1">
          <table:table-cell office:value-type="float" office:value="0.0328">
            <text:p>0.03</text:p>
          </table:table-cell>
          <table:table-cell office:value-type="float" office:value="642.5035">
            <text:p>642.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646.5787">
            <text:p>646.58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650.5252">
            <text:p>650.53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654.4779">
            <text:p>654.48</text:p>
          </table:table-cell>
        </table:table-row>
        <table:table-row table:style-name="ro1">
          <table:table-cell office:value-type="float" office:value="0.0249">
            <text:p>0.02</text:p>
          </table:table-cell>
          <table:table-cell office:value-type="float" office:value="658.6575">
            <text:p>658.66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662.9323">
            <text:p>662.93</text:p>
          </table:table-cell>
        </table:table-row>
        <table:table-row table:style-name="ro1">
          <table:table-cell office:value-type="float" office:value="0.0261">
            <text:p>0.03</text:p>
          </table:table-cell>
          <table:table-cell office:value-type="float" office:value="667.4916">
            <text:p>667.49</text:p>
          </table:table-cell>
        </table:table-row>
        <table:table-row table:style-name="ro1">
          <table:table-cell office:value-type="float" office:value="0.0269">
            <text:p>0.03</text:p>
          </table:table-cell>
          <table:table-cell office:value-type="float" office:value="672.3622">
            <text:p>672.36</text:p>
          </table:table-cell>
        </table:table-row>
        <table:table-row table:style-name="ro1">
          <table:table-cell office:value-type="float" office:value="0.0255">
            <text:p>0.03</text:p>
          </table:table-cell>
          <table:table-cell office:value-type="float" office:value="677.3807">
            <text:p>677.38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681.8702">
            <text:p>681.87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685.5741">
            <text:p>685.57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688.6255">
            <text:p>688.63</text:p>
          </table:table-cell>
        </table:table-row>
        <table:table-row table:style-name="ro1">
          <table:table-cell office:value-type="float" office:value="0.0187">
            <text:p>0.02</text:p>
          </table:table-cell>
          <table:table-cell office:value-type="float" office:value="691.3448">
            <text:p>691.34</text:p>
          </table:table-cell>
        </table:table-row>
        <table:table-row table:style-name="ro1">
          <table:table-cell office:value-type="float" office:value="0.0173">
            <text:p>0.02</text:p>
          </table:table-cell>
          <table:table-cell office:value-type="float" office:value="693.6365">
            <text:p>693.64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695.0741">
            <text:p>695.07</text:p>
          </table:table-cell>
        </table:table-row>
        <table:table-row table:style-name="ro1">
          <table:table-cell office:value-type="float" office:value="0.0058">
            <text:p>0.01</text:p>
          </table:table-cell>
          <table:table-cell office:value-type="float" office:value="695.1536">
            <text:p>695.15</text:p>
          </table:table-cell>
        </table:table-row>
        <table:table-row table:style-name="ro1">
          <table:table-cell office:value-type="float" office:value="0.0058">
            <text:p>0.01</text:p>
          </table:table-cell>
          <table:table-cell office:value-type="float" office:value="694.0073">
            <text:p>694.01</text:p>
          </table:table-cell>
        </table:table-row>
        <table:table-row table:style-name="ro1">
          <table:table-cell office:value-type="float" office:value="0.0017">
            <text:p>0</text:p>
          </table:table-cell>
          <table:table-cell office:value-type="float" office:value="691.3943">
            <text:p>691.39</text:p>
          </table:table-cell>
        </table:table-row>
        <table:table-row table:style-name="ro1">
          <table:table-cell office:value-type="float" office:value="0.0105">
            <text:p>0.01</text:p>
          </table:table-cell>
          <table:table-cell office:value-type="float" office:value="688.2568">
            <text:p>688.26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684.885">
            <text:p>684.89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681.3102">
            <text:p>681.31</text:p>
          </table:table-cell>
        </table:table-row>
        <table:table-row table:style-name="ro1">
          <table:table-cell office:value-type="float" office:value="0.0153">
            <text:p>0.02</text:p>
          </table:table-cell>
          <table:table-cell office:value-type="float" office:value="677.7594">
            <text:p>677.76</text:p>
          </table:table-cell>
        </table:table-row>
        <table:table-row table:style-name="ro1">
          <table:table-cell office:value-type="float" office:value="0.0139">
            <text:p>0.01</text:p>
          </table:table-cell>
          <table:table-cell office:value-type="float" office:value="674.1179">
            <text:p>674.12</text:p>
          </table:table-cell>
        </table:table-row>
        <table:table-row table:style-name="ro1">
          <table:table-cell office:value-type="float" office:value="0.0156">
            <text:p>0.02</text:p>
          </table:table-cell>
          <table:table-cell office:value-type="float" office:value="670.5578">
            <text:p>670.56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667.6637">
            <text:p>667.66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665.3998">
            <text:p>665.4</text:p>
          </table:table-cell>
        </table:table-row>
        <table:table-row table:style-name="ro1">
          <table:table-cell office:value-type="float" office:value="0.0276">
            <text:p>0.03</text:p>
          </table:table-cell>
          <table:table-cell office:value-type="float" office:value="664.184">
            <text:p>664.18</text:p>
          </table:table-cell>
        </table:table-row>
        <table:table-row table:style-name="ro1">
          <table:table-cell office:value-type="float" office:value="0.0264">
            <text:p>0.03</text:p>
          </table:table-cell>
          <table:table-cell office:value-type="float" office:value="663.8068">
            <text:p>663.81</text:p>
          </table:table-cell>
        </table:table-row>
        <table:table-row table:style-name="ro1">
          <table:table-cell office:value-type="float" office:value="0.0233">
            <text:p>0.02</text:p>
          </table:table-cell>
          <table:table-cell office:value-type="float" office:value="663.9122">
            <text:p>663.91</text:p>
          </table:table-cell>
        </table:table-row>
        <table:table-row table:style-name="ro1">
          <table:table-cell office:value-type="float" office:value="0.0222">
            <text:p>0.02</text:p>
          </table:table-cell>
          <table:table-cell office:value-type="float" office:value="664.3539">
            <text:p>664.35</text:p>
          </table:table-cell>
        </table:table-row>
        <table:table-row table:style-name="ro1">
          <table:table-cell office:value-type="float" office:value="0.0274">
            <text:p>0.03</text:p>
          </table:table-cell>
          <table:table-cell office:value-type="float" office:value="665.5603">
            <text:p>665.56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667.2557">
            <text:p>667.26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669.1348">
            <text:p>669.13</text:p>
          </table:table-cell>
        </table:table-row>
        <table:table-row table:style-name="ro1">
          <table:table-cell office:value-type="float" office:value="0.0127">
            <text:p>0.01</text:p>
          </table:table-cell>
          <table:table-cell office:value-type="float" office:value="670.3054">
            <text:p>670.31</text:p>
          </table:table-cell>
        </table:table-row>
        <table:table-row table:style-name="ro1">
          <table:table-cell office:value-type="float" office:value="0.0082">
            <text:p>0.01</text:p>
          </table:table-cell>
          <table:table-cell office:value-type="float" office:value="670.4261">
            <text:p>670.43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669.4559">
            <text:p>669.46</text:p>
          </table:table-cell>
        </table:table-row>
        <table:table-row table:style-name="ro1">
          <table:table-cell office:value-type="float" office:value="0.0061">
            <text:p>0.01</text:p>
          </table:table-cell>
          <table:table-cell office:value-type="float" office:value="667.4595">
            <text:p>667.46</text:p>
          </table:table-cell>
        </table:table-row>
        <table:table-row table:style-name="ro1">
          <table:table-cell office:value-type="float" office:value="0.011">
            <text:p>0.01</text:p>
          </table:table-cell>
          <table:table-cell office:value-type="float" office:value="664.9824">
            <text:p>664.98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662.5511">
            <text:p>662.55</text:p>
          </table:table-cell>
        </table:table-row>
        <table:table-row table:style-name="ro1">
          <table:table-cell office:value-type="float" office:value="0.0154">
            <text:p>0.02</text:p>
          </table:table-cell>
          <table:table-cell office:value-type="float" office:value="660.0902">
            <text:p>660.09</text:p>
          </table:table-cell>
        </table:table-row>
        <table:table-row table:style-name="ro1">
          <table:table-cell office:value-type="float" office:value="0.0191">
            <text:p>0.02</text:p>
          </table:table-cell>
          <table:table-cell office:value-type="float" office:value="657.939">
            <text:p>657.94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656.2818">
            <text:p>656.28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654.7994">
            <text:p>654.8</text:p>
          </table:table-cell>
        </table:table-row>
        <table:table-row table:style-name="ro1">
          <table:table-cell office:value-type="float" office:value="0.0199">
            <text:p>0.02</text:p>
          </table:table-cell>
          <table:table-cell office:value-type="float" office:value="653.6216">
            <text:p>653.62</text:p>
          </table:table-cell>
        </table:table-row>
        <table:table-row table:style-name="ro1">
          <table:table-cell office:value-type="float" office:value="0.0282">
            <text:p>0.03</text:p>
          </table:table-cell>
          <table:table-cell office:value-type="float" office:value="653.4704">
            <text:p>653.47</text:p>
          </table:table-cell>
        </table:table-row>
        <table:table-row table:style-name="ro1">
          <table:table-cell office:value-type="float" office:value="0.0303">
            <text:p>0.03</text:p>
          </table:table-cell>
          <table:table-cell office:value-type="float" office:value="654.4332">
            <text:p>654.43</text:p>
          </table:table-cell>
        </table:table-row>
        <table:table-row table:style-name="ro1">
          <table:table-cell office:value-type="float" office:value="0.0281">
            <text:p>0.03</text:p>
          </table:table-cell>
          <table:table-cell office:value-type="float" office:value="656.2008">
            <text:p>656.2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657.9746">
            <text:p>657.97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659.3532">
            <text:p>659.35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660.1295">
            <text:p>660.13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660.3383">
            <text:p>660.34</text:p>
          </table:table-cell>
        </table:table-row>
        <table:table-row table:style-name="ro1">
          <table:table-cell office:value-type="float" office:value="0.0155">
            <text:p>0.02</text:p>
          </table:table-cell>
          <table:table-cell office:value-type="float" office:value="660.2765">
            <text:p>660.28</text:p>
          </table:table-cell>
        </table:table-row>
        <table:table-row table:style-name="ro1">
          <table:table-cell office:value-type="float" office:value="0.0082">
            <text:p>0.01</text:p>
          </table:table-cell>
          <table:table-cell office:value-type="float" office:value="659.3101">
            <text:p>659.31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657.9041">
            <text:p>657.9</text:p>
          </table:table-cell>
        </table:table-row>
        <table:table-row table:style-name="ro1">
          <table:table-cell office:value-type="float" office:value="0.0098">
            <text:p>0.01</text:p>
          </table:table-cell>
          <table:table-cell office:value-type="float" office:value="655.8735">
            <text:p>655.87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653.9561">
            <text:p>653.96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652.1456">
            <text:p>652.15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650.436">
            <text:p>650.44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649.0091">
            <text:p>649.01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648.116">
            <text:p>648.12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647.674">
            <text:p>647.67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647.4749">
            <text:p>647.47</text:p>
          </table:table-cell>
        </table:table-row>
        <table:table-row table:style-name="ro1">
          <table:table-cell office:value-type="float" office:value="0.0178">
            <text:p>0.02</text:p>
          </table:table-cell>
          <table:table-cell office:value-type="float" office:value="647.2865">
            <text:p>647.29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647.1521">
            <text:p>647.15</text:p>
          </table:table-cell>
        </table:table-row>
        <table:table-row table:style-name="ro1">
          <table:table-cell office:value-type="float" office:value="0.0178">
            <text:p>0.02</text:p>
          </table:table-cell>
          <table:table-cell office:value-type="float" office:value="647.0228">
            <text:p>647.02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647.1958">
            <text:p>647.2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647.6961">
            <text:p>647.7</text:p>
          </table:table-cell>
        </table:table-row>
        <table:table-row table:style-name="ro1">
          <table:table-cell office:value-type="float" office:value="0.0204">
            <text:p>0.02</text:p>
          </table:table-cell>
          <table:table-cell office:value-type="float" office:value="648.3695">
            <text:p>648.37</text:p>
          </table:table-cell>
        </table:table-row>
        <table:table-row table:style-name="ro1">
          <table:table-cell office:value-type="float" office:value="0.0156">
            <text:p>0.02</text:p>
          </table:table-cell>
          <table:table-cell office:value-type="float" office:value="648.768">
            <text:p>648.77</text:p>
          </table:table-cell>
        </table:table-row>
        <table:table-row table:style-name="ro1">
          <table:table-cell office:value-type="float" office:value="0.0133">
            <text:p>0.01</text:p>
          </table:table-cell>
          <table:table-cell office:value-type="float" office:value="648.7083">
            <text:p>648.71</text:p>
          </table:table-cell>
        </table:table-row>
        <table:table-row table:style-name="ro1">
          <table:table-cell office:value-type="float" office:value="0.0112">
            <text:p>0.01</text:p>
          </table:table-cell>
          <table:table-cell office:value-type="float" office:value="648.0478">
            <text:p>648.05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647.0231">
            <text:p>647.02</text:p>
          </table:table-cell>
        </table:table-row>
        <table:table-row table:style-name="ro1">
          <table:table-cell office:value-type="float" office:value="0.0169">
            <text:p>0.02</text:p>
          </table:table-cell>
          <table:table-cell office:value-type="float" office:value="646.0026">
            <text:p>646</text:p>
          </table:table-cell>
        </table:table-row>
        <table:table-row table:style-name="ro1">
          <table:table-cell office:value-type="float" office:value="0.0175">
            <text:p>0.02</text:p>
          </table:table-cell>
          <table:table-cell office:value-type="float" office:value="645.0435">
            <text:p>645.04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677.3099">
            <text:p>677.31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643.7236">
            <text:p>643.72</text:p>
          </table:table-cell>
        </table:table-row>
        <table:table-row table:style-name="ro1">
          <table:table-cell office:value-type="float" office:value="0.0105">
            <text:p>0.01</text:p>
          </table:table-cell>
          <table:table-cell office:value-type="float" office:value="641.8724">
            <text:p>641.87</text:p>
          </table:table-cell>
        </table:table-row>
        <table:table-row table:style-name="ro1">
          <table:table-cell office:value-type="float" office:value="0.012">
            <text:p>0.01</text:p>
          </table:table-cell>
          <table:table-cell office:value-type="float" office:value="639.6783">
            <text:p>639.68</text:p>
          </table:table-cell>
        </table:table-row>
        <table:table-row table:style-name="ro1">
          <table:table-cell office:value-type="float" office:value="0.0121">
            <text:p>0.01</text:p>
          </table:table-cell>
          <table:table-cell office:value-type="float" office:value="637.1914">
            <text:p>637.19</text:p>
          </table:table-cell>
        </table:table-row>
        <table:table-row table:style-name="ro1">
          <table:table-cell office:value-type="float" office:value="0.0141">
            <text:p>0.01</text:p>
          </table:table-cell>
          <table:table-cell office:value-type="float" office:value="634.6225">
            <text:p>634.62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632.6907">
            <text:p>632.69</text:p>
          </table:table-cell>
        </table:table-row>
        <table:table-row table:style-name="ro1">
          <table:table-cell office:value-type="float" office:value="0.0255">
            <text:p>0.03</text:p>
          </table:table-cell>
          <table:table-cell office:value-type="float" office:value="631.6692">
            <text:p>631.67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631.2403">
            <text:p>631.24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630.7309">
            <text:p>630.73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629.9298">
            <text:p>629.93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628.9887">
            <text:p>628.99</text:p>
          </table:table-cell>
        </table:table-row>
        <table:table-row table:style-name="ro1">
          <table:table-cell office:value-type="float" office:value="0.0332">
            <text:p>0.03</text:p>
          </table:table-cell>
          <table:table-cell office:value-type="float" office:value="629.5641">
            <text:p>629.56</text:p>
          </table:table-cell>
        </table:table-row>
        <table:table-row table:style-name="ro1">
          <table:table-cell office:value-type="float" office:value="0.0322">
            <text:p>0.03</text:p>
          </table:table-cell>
          <table:table-cell office:value-type="float" office:value="631.4186">
            <text:p>631.42</text:p>
          </table:table-cell>
        </table:table-row>
        <table:table-row table:style-name="ro1">
          <table:table-cell office:value-type="float" office:value="0.0288">
            <text:p>0.03</text:p>
          </table:table-cell>
          <table:table-cell office:value-type="float" office:value="634.1145">
            <text:p>634.11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637.0016">
            <text:p>637</text:p>
          </table:table-cell>
        </table:table-row>
        <table:table-row table:style-name="ro1">
          <table:table-cell office:value-type="float" office:value="0.0189">
            <text:p>0.02</text:p>
          </table:table-cell>
          <table:table-cell office:value-type="float" office:value="639.7236">
            <text:p>639.72</text:p>
          </table:table-cell>
        </table:table-row>
        <table:table-row table:style-name="ro1">
          <table:table-cell office:value-type="float" office:value="0.0133">
            <text:p>0.01</text:p>
          </table:table-cell>
          <table:table-cell office:value-type="float" office:value="641.7835">
            <text:p>641.78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643.2736">
            <text:p>643.27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644.7852">
            <text:p>644.79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646.8079">
            <text:p>646.81</text:p>
          </table:table-cell>
        </table:table-row>
        <table:table-row table:style-name="ro1">
          <table:table-cell office:value-type="float" office:value="0.025">
            <text:p>0.03</text:p>
          </table:table-cell>
          <table:table-cell office:value-type="float" office:value="649.276">
            <text:p>649.28</text:p>
          </table:table-cell>
        </table:table-row>
        <table:table-row table:style-name="ro1">
          <table:table-cell office:value-type="float" office:value="0.0233">
            <text:p>0.02</text:p>
          </table:table-cell>
          <table:table-cell office:value-type="float" office:value="651.9855">
            <text:p>651.99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654.7852">
            <text:p>654.79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657.6922">
            <text:p>657.69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660.6007">
            <text:p>660.6</text:p>
          </table:table-cell>
        </table:table-row>
        <table:table-row table:style-name="ro1">
          <table:table-cell office:value-type="float" office:value="0.0222">
            <text:p>0.02</text:p>
          </table:table-cell>
          <table:table-cell office:value-type="float" office:value="663.5804">
            <text:p>663.58</text:p>
          </table:table-cell>
        </table:table-row>
        <table:table-row table:style-name="ro1">
          <table:table-cell office:value-type="float" office:value="0.0153">
            <text:p>0.02</text:p>
          </table:table-cell>
          <table:table-cell office:value-type="float" office:value="665.9893">
            <text:p>665.99</text:p>
          </table:table-cell>
        </table:table-row>
        <table:table-row table:style-name="ro1">
          <table:table-cell office:value-type="float" office:value="0.0061">
            <text:p>0.01</text:p>
          </table:table-cell>
          <table:table-cell office:value-type="float" office:value="667.0511">
            <text:p>667.05</text:p>
          </table:table-cell>
        </table:table-row>
        <table:table-row table:style-name="ro1">
          <table:table-cell office:value-type="float" office:value="0.0037">
            <text:p>0</text:p>
          </table:table-cell>
          <table:table-cell office:value-type="float" office:value="666.6746">
            <text:p>666.67</text:p>
          </table:table-cell>
        </table:table-row>
        <table:table-row table:style-name="ro1">
          <table:table-cell office:value-type="float" office:value="0.0127">
            <text:p>0.01</text:p>
          </table:table-cell>
          <table:table-cell office:value-type="float" office:value="665.8154">
            <text:p>665.82</text:p>
          </table:table-cell>
        </table:table-row>
        <table:table-row table:style-name="ro1">
          <table:table-cell office:value-type="float" office:value="0.0204">
            <text:p>0.02</text:p>
          </table:table-cell>
          <table:table-cell office:value-type="float" office:value="665.2166">
            <text:p>665.22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665.0524">
            <text:p>665.05</text:p>
          </table:table-cell>
        </table:table-row>
        <table:table-row table:style-name="ro1">
          <table:table-cell office:value-type="float" office:value="0.0247">
            <text:p>0.02</text:p>
          </table:table-cell>
          <table:table-cell office:value-type="float" office:value="665.4681">
            <text:p>665.47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666.1968">
            <text:p>666.2</text:p>
          </table:table-cell>
        </table:table-row>
        <table:table-row table:style-name="ro1">
          <table:table-cell office:value-type="float" office:value="0.0173">
            <text:p>0.02</text:p>
          </table:table-cell>
          <table:table-cell office:value-type="float" office:value="666.7549">
            <text:p>666.75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667.0583">
            <text:p>667.06</text:p>
          </table:table-cell>
        </table:table-row>
        <table:table-row table:style-name="ro1">
          <table:table-cell office:value-type="float" office:value="0.0166">
            <text:p>0.02</text:p>
          </table:table-cell>
          <table:table-cell office:value-type="float" office:value="667.1644">
            <text:p>667.16</text:p>
          </table:table-cell>
        </table:table-row>
        <table:table-row table:style-name="ro1">
          <table:table-cell office:value-type="float" office:value="0.0166">
            <text:p>0.02</text:p>
          </table:table-cell>
          <table:table-cell office:value-type="float" office:value="667.0919">
            <text:p>667.09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667.0347">
            <text:p>667.03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667.0906">
            <text:p>667.09</text:p>
          </table:table-cell>
        </table:table-row>
        <table:table-row table:style-name="ro1">
          <table:table-cell office:value-type="float" office:value="0.0184">
            <text:p>0.02</text:p>
          </table:table-cell>
          <table:table-cell office:value-type="float" office:value="667.1382">
            <text:p>667.14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666.8369">
            <text:p>666.84</text:p>
          </table:table-cell>
        </table:table-row>
        <table:table-row table:style-name="ro1">
          <table:table-cell office:value-type="float" office:value="0.0169">
            <text:p>0.02</text:p>
          </table:table-cell>
          <table:table-cell office:value-type="float" office:value="666.4197">
            <text:p>666.42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666.2402">
            <text:p>666.24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666.3198">
            <text:p>666.32</text:p>
          </table:table-cell>
        </table:table-row>
        <table:table-row table:style-name="ro1">
          <table:table-cell office:value-type="float" office:value="0.0222">
            <text:p>0.02</text:p>
          </table:table-cell>
          <table:table-cell office:value-type="float" office:value="666.7321">
            <text:p>666.73</text:p>
          </table:table-cell>
        </table:table-row>
        <table:table-row table:style-name="ro1">
          <table:table-cell office:value-type="float" office:value="0.0189">
            <text:p>0.02</text:p>
          </table:table-cell>
          <table:table-cell office:value-type="float" office:value="667.1464">
            <text:p>667.15</text:p>
          </table:table-cell>
        </table:table-row>
        <table:table-row table:style-name="ro1">
          <table:table-cell office:value-type="float" office:value="0.0213">
            <text:p>0.02</text:p>
          </table:table-cell>
          <table:table-cell office:value-type="float" office:value="667.7705">
            <text:p>667.77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68.4945">
            <text:p>668.49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669.2847">
            <text:p>669.28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670.3088">
            <text:p>670.31</text:p>
          </table:table-cell>
        </table:table-row>
        <table:table-row table:style-name="ro1">
          <table:table-cell office:value-type="float" office:value="0.0282">
            <text:p>0.03</text:p>
          </table:table-cell>
          <table:table-cell office:value-type="float" office:value="672.1031">
            <text:p>672.1</text:p>
          </table:table-cell>
        </table:table-row>
        <table:table-row table:style-name="ro1">
          <table:table-cell office:value-type="float" office:value="0.0281">
            <text:p>0.03</text:p>
          </table:table-cell>
          <table:table-cell office:value-type="float" office:value="674.577">
            <text:p>674.58</text:p>
          </table:table-cell>
        </table:table-row>
        <table:table-row table:style-name="ro1">
          <table:table-cell office:value-type="float" office:value="0.0242">
            <text:p>0.02</text:p>
          </table:table-cell>
          <table:table-cell office:value-type="float" office:value="677.3057">
            <text:p>677.31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680.0593">
            <text:p>680.06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682.5422">
            <text:p>682.54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685.0609">
            <text:p>685.06</text:p>
          </table:table-cell>
        </table:table-row>
        <table:table-row table:style-name="ro1">
          <table:table-cell office:value-type="float" office:value="0.0243">
            <text:p>0.02</text:p>
          </table:table-cell>
          <table:table-cell office:value-type="float" office:value="687.8148">
            <text:p>687.81</text:p>
          </table:table-cell>
        </table:table-row>
        <table:table-row table:style-name="ro1">
          <table:table-cell office:value-type="float" office:value="0.0247">
            <text:p>0.02</text:p>
          </table:table-cell>
          <table:table-cell office:value-type="float" office:value="690.8071">
            <text:p>690.81</text:p>
          </table:table-cell>
        </table:table-row>
        <table:table-row table:style-name="ro1">
          <table:table-cell office:value-type="float" office:value="0.0239">
            <text:p>0.02</text:p>
          </table:table-cell>
          <table:table-cell office:value-type="float" office:value="693.9411">
            <text:p>693.94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696.9418">
            <text:p>696.94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699.7157">
            <text:p>699.72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702.2999">
            <text:p>702.3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704.4313">
            <text:p>704.43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705.532">
            <text:p>705.53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705.5345">
            <text:p>705.53</text:p>
          </table:table-cell>
        </table:table-row>
        <table:table-row table:style-name="ro1">
          <table:table-cell office:value-type="float" office:value="0.0458">
            <text:p>0.05</text:p>
          </table:table-cell>
          <table:table-cell office:value-type="float" office:value="707.9044">
            <text:p>707.9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710.2025">
            <text:p>710.2</text:p>
          </table:table-cell>
        </table:table-row>
        <table:table-row table:style-name="ro1">
          <table:table-cell office:value-type="float" office:value="0.0177">
            <text:p>0.02</text:p>
          </table:table-cell>
          <table:table-cell office:value-type="float" office:value="712.1">
            <text:p>712.1</text:p>
          </table:table-cell>
        </table:table-row>
        <table:table-row table:style-name="ro1">
          <table:table-cell office:value-type="float" office:value="0.0142">
            <text:p>0.01</text:p>
          </table:table-cell>
          <table:table-cell office:value-type="float" office:value="713.3118">
            <text:p>713.31</text:p>
          </table:table-cell>
        </table:table-row>
        <table:table-row table:style-name="ro1">
          <table:table-cell office:value-type="float" office:value="0.0119">
            <text:p>0.01</text:p>
          </table:table-cell>
          <table:table-cell office:value-type="float" office:value="713.6925">
            <text:p>713.69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713.4764">
            <text:p>713.48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713.1736">
            <text:p>713.17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712.7603">
            <text:p>712.76</text:p>
          </table:table-cell>
        </table:table-row>
        <table:table-row table:style-name="ro1">
          <table:table-cell office:value-type="float" office:value="0.0058">
            <text:p>0.01</text:p>
          </table:table-cell>
          <table:table-cell office:value-type="float" office:value="711.1251">
            <text:p>711.13</text:p>
          </table:table-cell>
        </table:table-row>
        <table:table-row table:style-name="ro1">
          <table:table-cell office:value-type="float" office:value="-0.0007">
            <text:p>0</text:p>
          </table:table-cell>
          <table:table-cell office:value-type="float" office:value="707.8079">
            <text:p>707.81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703.5535">
            <text:p>703.55</text:p>
          </table:table-cell>
        </table:table-row>
        <table:table-row table:style-name="ro1">
          <table:table-cell office:value-type="float" office:value="0.0178">
            <text:p>0.02</text:p>
          </table:table-cell>
          <table:table-cell office:value-type="float" office:value="699.5648">
            <text:p>699.56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696.2334">
            <text:p>696.23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692.9199">
            <text:p>692.92</text:p>
          </table:table-cell>
        </table:table-row>
        <table:table-row table:style-name="ro1">
          <table:table-cell office:value-type="float" office:value="0.0072">
            <text:p>0.01</text:p>
          </table:table-cell>
          <table:table-cell office:value-type="float" office:value="688.8492">
            <text:p>688.85</text:p>
          </table:table-cell>
        </table:table-row>
        <table:table-row table:style-name="ro1">
          <table:table-cell office:value-type="float" office:value="-0.0001">
            <text:p>0</text:p>
          </table:table-cell>
          <table:table-cell office:value-type="float" office:value="683.4446">
            <text:p>683.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6.8606">
            <text:p>676.86</text:p>
          </table:table-cell>
        </table:table-row>
        <table:table-row table:style-name="ro1">
          <table:table-cell office:value-type="float" office:value="-0.0085">
            <text:p>-0.01</text:p>
          </table:table-cell>
          <table:table-cell office:value-type="float" office:value="668.4581">
            <text:p>668.46</text:p>
          </table:table-cell>
        </table:table-row>
        <table:table-row table:style-name="ro1">
          <table:table-cell office:value-type="float" office:value="-0.0256">
            <text:p>-0.03</text:p>
          </table:table-cell>
          <table:table-cell office:value-type="float" office:value="656.8937">
            <text:p>656.89</text:p>
          </table:table-cell>
        </table:table-row>
        <table:table-row table:style-name="ro1">
          <table:table-cell office:value-type="float" office:value="-0.0476">
            <text:p>-0.05</text:p>
          </table:table-cell>
          <table:table-cell office:value-type="float" office:value="640.5229">
            <text:p>640.52</text:p>
          </table:table-cell>
        </table:table-row>
        <table:table-row table:style-name="ro1">
          <table:table-cell office:value-type="float" office:value="-0.0593">
            <text:p>-0.06</text:p>
          </table:table-cell>
          <table:table-cell office:value-type="float" office:value="618.7982">
            <text:p>618.8</text:p>
          </table:table-cell>
        </table:table-row>
        <table:table-row table:style-name="ro1">
          <table:table-cell office:value-type="float" office:value="-0.1014">
            <text:p>-0.1</text:p>
          </table:table-cell>
          <table:table-cell office:value-type="float" office:value="588.4973">
            <text:p>588.5</text:p>
          </table:table-cell>
        </table:table-row>
        <table:table-row table:style-name="ro1">
          <table:table-cell office:value-type="float" office:value="-0.1253">
            <text:p>-0.13</text:p>
          </table:table-cell>
          <table:table-cell office:value-type="float" office:value="548.374">
            <text:p>548.37</text:p>
          </table:table-cell>
        </table:table-row>
        <table:table-row table:style-name="ro1">
          <table:table-cell office:value-type="float" office:value="-0.1628">
            <text:p>-0.16</text:p>
          </table:table-cell>
          <table:table-cell office:value-type="float" office:value="496.0952">
            <text:p>496.1</text:p>
          </table:table-cell>
        </table:table-row>
        <table:table-row table:style-name="ro1">
          <table:table-cell office:value-type="float" office:value="-0.2197">
            <text:p>-0.22</text:p>
          </table:table-cell>
          <table:table-cell office:value-type="float" office:value="427.8457">
            <text:p>427.85</text:p>
          </table:table-cell>
        </table:table-row>
        <table:table-row table:style-name="ro1">
          <table:table-cell office:value-type="float" office:value="-0.2343">
            <text:p>-0.23</text:p>
          </table:table-cell>
          <table:table-cell office:value-type="float" office:value="344.0321">
            <text:p>344.03</text:p>
          </table:table-cell>
        </table:table-row>
        <table:table-row table:style-name="ro1">
          <table:table-cell office:value-type="float" office:value="-0.3058">
            <text:p>-0.31</text:p>
          </table:table-cell>
          <table:table-cell office:value-type="float" office:value="239.9293">
            <text:p>239.93</text:p>
          </table:table-cell>
        </table:table-row>
        <table:table-row table:style-name="ro1">
          <table:table-cell office:value-type="float" office:value="-0.3393">
            <text:p>-0.34</text:p>
          </table:table-cell>
          <table:table-cell office:value-type="float" office:value="114.7588">
            <text:p>114.76</text:p>
          </table:table-cell>
        </table:table-row>
        <table:table-row table:style-name="ro1">
          <table:table-cell office:value-type="float" office:value="-0.4389">
            <text:p>-0.44</text:p>
          </table:table-cell>
          <table:table-cell office:value-type="float" office:value="-38.1078">
            <text:p>-38.11</text:p>
          </table:table-cell>
        </table:table-row>
        <table:table-row table:style-name="ro1">
          <table:table-cell office:value-type="float" office:value="-0.5088">
            <text:p>-0.51</text:p>
          </table:table-cell>
          <table:table-cell office:value-type="float" office:value="-221.8972">
            <text:p>-221.9</text:p>
          </table:table-cell>
        </table:table-row>
        <table:table-row table:style-name="ro1">
          <table:table-cell office:value-type="float" office:value="-0.553">
            <text:p>-0.55</text:p>
          </table:table-cell>
          <table:table-cell office:value-type="float" office:value="-437.1206">
            <text:p>-437.12</text:p>
          </table:table-cell>
        </table:table-row>
        <table:table-row table:style-name="ro1">
          <table:table-cell office:value-type="float" office:value="-0.5819">
            <text:p>-0.58</text:p>
          </table:table-cell>
          <table:table-cell office:value-type="float" office:value="-682.7847">
            <text:p>-682.78</text:p>
          </table:table-cell>
        </table:table-row>
        <table:table-row table:style-name="ro1">
          <table:table-cell office:value-type="float" office:value="-0.5758">
            <text:p>-0.58</text:p>
          </table:table-cell>
          <table:table-cell office:value-type="float" office:value="-954.7567">
            <text:p>-954.76</text:p>
          </table:table-cell>
        </table:table-row>
        <table:table-row table:style-name="ro1">
          <table:table-cell office:value-type="float" office:value="-0.5447">
            <text:p>-0.54</text:p>
          </table:table-cell>
          <table:table-cell office:value-type="float" office:value="-1246.9841">
            <text:p>-1246.98</text:p>
          </table:table-cell>
        </table:table-row>
        <table:table-row table:style-name="ro1">
          <table:table-cell office:value-type="float" office:value="0.0455">
            <text:p>0.05</text:p>
          </table:table-cell>
          <table:table-cell office:value-type="float" office:value="4483.667">
            <text:p>4483.67</text:p>
          </table:table-cell>
        </table:table-row>
        <table:table-row table:style-name="ro1">
          <table:table-cell office:value-type="float" office:value="-0.5071">
            <text:p>-0.51</text:p>
          </table:table-cell>
          <table:table-cell office:value-type="float" office:value="-1553.3702">
            <text:p>-1553.37</text:p>
          </table:table-cell>
        </table:table-row>
        <table:table-row table:style-name="ro1">
          <table:table-cell office:value-type="float" office:value="-0.4824">
            <text:p>-0.48</text:p>
          </table:table-cell>
          <table:table-cell office:value-type="float" office:value="-1869.5334">
            <text:p>-1869.53</text:p>
          </table:table-cell>
        </table:table-row>
        <table:table-row table:style-name="ro1">
          <table:table-cell office:value-type="float" office:value="-0.4441">
            <text:p>-0.44</text:p>
          </table:table-cell>
          <table:table-cell office:value-type="float" office:value="-2190.2727">
            <text:p>-2190.27</text:p>
          </table:table-cell>
        </table:table-row>
        <table:table-row table:style-name="ro1">
          <table:table-cell office:value-type="float" office:value="-0.3644">
            <text:p>-0.36</text:p>
          </table:table-cell>
          <table:table-cell office:value-type="float" office:value="-2507.1501">
            <text:p>-2507.15</text:p>
          </table:table-cell>
        </table:table-row>
        <table:table-row table:style-name="ro1">
          <table:table-cell office:value-type="float" office:value="-0.2681">
            <text:p>-0.27</text:p>
          </table:table-cell>
          <table:table-cell office:value-type="float" office:value="-2811.063">
            <text:p>-2811.06</text:p>
          </table:table-cell>
        </table:table-row>
        <table:table-row table:style-name="ro1">
          <table:table-cell office:value-type="float" office:value="-0.2885">
            <text:p>-0.29</text:p>
          </table:table-cell>
          <table:table-cell office:value-type="float" office:value="-3104.354">
            <text:p>-3104.35</text:p>
          </table:table-cell>
        </table:table-row>
        <table:table-row table:style-name="ro1">
          <table:table-cell office:value-type="float" office:value="-0.3537">
            <text:p>-0.35</text:p>
          </table:table-cell>
          <table:table-cell office:value-type="float" office:value="-3393.2056">
            <text:p>-3393.21</text:p>
          </table:table-cell>
        </table:table-row>
        <table:table-row table:style-name="ro1">
          <table:table-cell office:value-type="float" office:value="-0.3948">
            <text:p>-0.39</text:p>
          </table:table-cell>
          <table:table-cell office:value-type="float" office:value="-3681.0386">
            <text:p>-3681.04</text:p>
          </table:table-cell>
        </table:table-row>
        <table:table-row table:style-name="ro1">
          <table:table-cell office:value-type="float" office:value="-0.3659">
            <text:p>-0.37</text:p>
          </table:table-cell>
          <table:table-cell office:value-type="float" office:value="-3964.6235">
            <text:p>-3964.62</text:p>
          </table:table-cell>
        </table:table-row>
        <table:table-row table:style-name="ro1">
          <table:table-cell office:value-type="float" office:value="-0.2974">
            <text:p>-0.3</text:p>
          </table:table-cell>
          <table:table-cell office:value-type="float" office:value="-4237.4883">
            <text:p>-4237.49</text:p>
          </table:table-cell>
        </table:table-row>
        <table:table-row table:style-name="ro1">
          <table:table-cell office:value-type="float" office:value="-0.1571">
            <text:p>-0.16</text:p>
          </table:table-cell>
          <table:table-cell office:value-type="float" office:value="-4487.334">
            <text:p>-4487.33</text:p>
          </table:table-cell>
        </table:table-row>
        <table:table-row table:style-name="ro1">
          <table:table-cell office:value-type="float" office:value="-0.0728">
            <text:p>-0.07</text:p>
          </table:table-cell>
          <table:table-cell office:value-type="float" office:value="-4708.1724">
            <text:p>-4708.17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-4894.9355">
            <text:p>-4894.94</text:p>
          </table:table-cell>
        </table:table-row>
        <table:table-row table:style-name="ro1">
          <table:table-cell office:value-type="float" office:value="0.0648">
            <text:p>0.06</text:p>
          </table:table-cell>
          <table:table-cell office:value-type="float" office:value="-5045.4033">
            <text:p>-5045.4</text:p>
          </table:table-cell>
        </table:table-row>
        <table:table-row table:style-name="ro1">
          <table:table-cell office:value-type="float" office:value="0.0916">
            <text:p>0.09</text:p>
          </table:table-cell>
          <table:table-cell office:value-type="float" office:value="-5160.3154">
            <text:p>-5160.32</text:p>
          </table:table-cell>
        </table:table-row>
        <table:table-row table:style-name="ro1">
          <table:table-cell office:value-type="float" office:value="0.0808">
            <text:p>0.08</text:p>
          </table:table-cell>
          <table:table-cell office:value-type="float" office:value="-5243.832">
            <text:p>-5243.83</text:p>
          </table:table-cell>
        </table:table-row>
        <table:table-row table:style-name="ro1">
          <table:table-cell office:value-type="float" office:value="0.0264">
            <text:p>0.03</text:p>
          </table:table-cell>
          <table:table-cell office:value-type="float" office:value="-5303.7153">
            <text:p>-5303.72</text:p>
          </table:table-cell>
        </table:table-row>
        <table:table-row table:style-name="ro1">
          <table:table-cell office:value-type="float" office:value="-0.0308">
            <text:p>-0.03</text:p>
          </table:table-cell>
          <table:table-cell office:value-type="float" office:value="-5347.2842">
            <text:p>-5347.28</text:p>
          </table:table-cell>
        </table:table-row>
        <table:table-row table:style-name="ro1">
          <table:table-cell office:value-type="float" office:value="-0.0626">
            <text:p>-0.06</text:p>
          </table:table-cell>
          <table:table-cell office:value-type="float" office:value="-5378.8828">
            <text:p>-5378.88</text:p>
          </table:table-cell>
        </table:table-row>
        <table:table-row table:style-name="ro1">
          <table:table-cell office:value-type="float" office:value="-0.0744">
            <text:p>-0.07</text:p>
          </table:table-cell>
          <table:table-cell office:value-type="float" office:value="-5400.6675">
            <text:p>-5400.67</text:p>
          </table:table-cell>
        </table:table-row>
        <table:table-row table:style-name="ro1">
          <table:table-cell office:value-type="float" office:value="0.0099">
            <text:p>0.01</text:p>
          </table:table-cell>
          <table:table-cell office:value-type="float" office:value="-5405.9321">
            <text:p>-5405.93</text:p>
          </table:table-cell>
        </table:table-row>
        <table:table-row table:style-name="ro1">
          <table:table-cell office:value-type="float" office:value="0.1008">
            <text:p>0.1</text:p>
          </table:table-cell>
          <table:table-cell office:value-type="float" office:value="-5388.0713">
            <text:p>-5388.07</text:p>
          </table:table-cell>
        </table:table-row>
        <table:table-row table:style-name="ro1">
          <table:table-cell office:value-type="float" office:value="0.1666">
            <text:p>0.17</text:p>
          </table:table-cell>
          <table:table-cell office:value-type="float" office:value="-5343.4502">
            <text:p>-5343.45</text:p>
          </table:table-cell>
        </table:table-row>
        <table:table-row table:style-name="ro1">
          <table:table-cell office:value-type="float" office:value="0.1834">
            <text:p>0.18</text:p>
          </table:table-cell>
          <table:table-cell office:value-type="float" office:value="-5273.27">
            <text:p>-5273.27</text:p>
          </table:table-cell>
        </table:table-row>
        <table:table-row table:style-name="ro1">
          <table:table-cell office:value-type="float" office:value="0.2243">
            <text:p>0.22</text:p>
          </table:table-cell>
          <table:table-cell office:value-type="float" office:value="-5176.5098">
            <text:p>-5176.51</text:p>
          </table:table-cell>
        </table:table-row>
        <table:table-row table:style-name="ro1">
          <table:table-cell office:value-type="float" office:value="0.1831">
            <text:p>0.18</text:p>
          </table:table-cell>
          <table:table-cell office:value-type="float" office:value="-5059.7129">
            <text:p>-5059.71</text:p>
          </table:table-cell>
        </table:table-row>
        <table:table-row table:style-name="ro1">
          <table:table-cell office:value-type="float" office:value="0.1143">
            <text:p>0.11</text:p>
          </table:table-cell>
          <table:table-cell office:value-type="float" office:value="-4931.3354">
            <text:p>-4931.34</text:p>
          </table:table-cell>
        </table:table-row>
        <table:table-row table:style-name="ro1">
          <table:table-cell office:value-type="float" office:value="0.0408">
            <text:p>0.04</text:p>
          </table:table-cell>
          <table:table-cell office:value-type="float" office:value="-4799.4668">
            <text:p>-4799.47</text:p>
          </table:table-cell>
        </table:table-row>
        <table:table-row table:style-name="ro1">
          <table:table-cell office:value-type="float" office:value="0.0464">
            <text:p>0.05</text:p>
          </table:table-cell>
          <table:table-cell office:value-type="float" office:value="-4664.2705">
            <text:p>-4664.27</text:p>
          </table:table-cell>
        </table:table-row>
        <table:table-row table:style-name="ro1">
          <table:table-cell office:value-type="float" office:value="0.1234">
            <text:p>0.12</text:p>
          </table:table-cell>
          <table:table-cell office:value-type="float" office:value="-4519.4609">
            <text:p>-4519.46</text:p>
          </table:table-cell>
        </table:table-row>
        <table:table-row table:style-name="ro1">
          <table:table-cell office:value-type="float" office:value="0.1237">
            <text:p>0.12</text:p>
          </table:table-cell>
          <table:table-cell office:value-type="float" office:value="-4366.3047">
            <text:p>-4366.3</text:p>
          </table:table-cell>
        </table:table-row>
        <table:table-row table:style-name="ro1">
          <table:table-cell office:value-type="float" office:value="0.1125">
            <text:p>0.11</text:p>
          </table:table-cell>
          <table:table-cell office:value-type="float" office:value="-4207.0112">
            <text:p>-4207.01</text:p>
          </table:table-cell>
        </table:table-row>
        <table:table-row table:style-name="ro1">
          <table:table-cell office:value-type="float" office:value="0.1606">
            <text:p>0.16</text:p>
          </table:table-cell>
          <table:table-cell office:value-type="float" office:value="-4038.2393">
            <text:p>-4038.24</text:p>
          </table:table-cell>
        </table:table-row>
        <table:table-row table:style-name="ro1">
          <table:table-cell office:value-type="float" office:value="0.2551">
            <text:p>0.26</text:p>
          </table:table-cell>
          <table:table-cell office:value-type="float" office:value="-3852.8018">
            <text:p>-3852.8</text:p>
          </table:table-cell>
        </table:table-row>
        <table:table-row table:style-name="ro1">
          <table:table-cell office:value-type="float" office:value="0.2987">
            <text:p>0.3</text:p>
          </table:table-cell>
          <table:table-cell office:value-type="float" office:value="-3648.8562">
            <text:p>-3648.86</text:p>
          </table:table-cell>
        </table:table-row>
        <table:table-row table:style-name="ro1">
          <table:table-cell office:value-type="float" office:value="0.2895">
            <text:p>0.29</text:p>
          </table:table-cell>
          <table:table-cell office:value-type="float" office:value="-3429.5432">
            <text:p>-3429.54</text:p>
          </table:table-cell>
        </table:table-row>
        <table:table-row table:style-name="ro1">
          <table:table-cell office:value-type="float" office:value="0.2578">
            <text:p>0.26</text:p>
          </table:table-cell>
          <table:table-cell office:value-type="float" office:value="-3199.7715">
            <text:p>-3199.77</text:p>
          </table:table-cell>
        </table:table-row>
        <table:table-row table:style-name="ro1">
          <table:table-cell office:value-type="float" office:value="0.2593">
            <text:p>0.26</text:p>
          </table:table-cell>
          <table:table-cell office:value-type="float" office:value="-2961.0037">
            <text:p>-2961</text:p>
          </table:table-cell>
        </table:table-row>
        <table:table-row table:style-name="ro1">
          <table:table-cell office:value-type="float" office:value="0.3808">
            <text:p>0.38</text:p>
          </table:table-cell>
          <table:table-cell office:value-type="float" office:value="-2703.7471">
            <text:p>-2703.75</text:p>
          </table:table-cell>
        </table:table-row>
        <table:table-row table:style-name="ro1">
          <table:table-cell office:value-type="float" office:value="0.3614">
            <text:p>0.36</text:p>
          </table:table-cell>
          <table:table-cell office:value-type="float" office:value="-2432.198">
            <text:p>-2432.2</text:p>
          </table:table-cell>
        </table:table-row>
        <table:table-row table:style-name="ro1">
          <table:table-cell office:value-type="float" office:value="0.3133">
            <text:p>0.31</text:p>
          </table:table-cell>
          <table:table-cell office:value-type="float" office:value="-2152.7673">
            <text:p>-2152.77</text:p>
          </table:table-cell>
        </table:table-row>
        <table:table-row table:style-name="ro1">
          <table:table-cell office:value-type="float" office:value="0.2977">
            <text:p>0.3</text:p>
          </table:table-cell>
          <table:table-cell office:value-type="float" office:value="-1868.3312">
            <text:p>-1868.33</text:p>
          </table:table-cell>
        </table:table-row>
        <table:table-row table:style-name="ro1">
          <table:table-cell office:value-type="float" office:value="0.3204">
            <text:p>0.32</text:p>
          </table:table-cell>
          <table:table-cell office:value-type="float" office:value="-1578.0409">
            <text:p>-1578.04</text:p>
          </table:table-cell>
        </table:table-row>
        <table:table-row table:style-name="ro1">
          <table:table-cell office:value-type="float" office:value="0.3936">
            <text:p>0.39</text:p>
          </table:table-cell>
          <table:table-cell office:value-type="float" office:value="-1276.5865">
            <text:p>-1276.59</text:p>
          </table:table-cell>
        </table:table-row>
        <table:table-row table:style-name="ro1">
          <table:table-cell office:value-type="float" office:value="0.4423">
            <text:p>0.44</text:p>
          </table:table-cell>
          <table:table-cell office:value-type="float" office:value="-961.4172">
            <text:p>-961.42</text:p>
          </table:table-cell>
        </table:table-row>
        <table:table-row table:style-name="ro1">
          <table:table-cell office:value-type="float" office:value="0.4242">
            <text:p>0.42</text:p>
          </table:table-cell>
          <table:table-cell office:value-type="float" office:value="-636.2874">
            <text:p>-636.29</text:p>
          </table:table-cell>
        </table:table-row>
        <table:table-row table:style-name="ro1">
          <table:table-cell office:value-type="float" office:value="0.3969">
            <text:p>0.4</text:p>
          </table:table-cell>
          <table:table-cell office:value-type="float" office:value="-305.4475">
            <text:p>-305.45</text:p>
          </table:table-cell>
        </table:table-row>
        <table:table-row table:style-name="ro1">
          <table:table-cell office:value-type="float" office:value="0.3834">
            <text:p>0.38</text:p>
          </table:table-cell>
          <table:table-cell office:value-type="float" office:value="28.4964">
            <text:p>28.5</text:p>
          </table:table-cell>
        </table:table-row>
        <table:table-row table:style-name="ro1">
          <table:table-cell office:value-type="float" office:value="0.4186">
            <text:p>0.42</text:p>
          </table:table-cell>
          <table:table-cell office:value-type="float" office:value="367.5889">
            <text:p>367.59</text:p>
          </table:table-cell>
        </table:table-row>
        <table:table-row table:style-name="ro1">
          <table:table-cell office:value-type="float" office:value="0.4659">
            <text:p>0.47</text:p>
          </table:table-cell>
          <table:table-cell office:value-type="float" office:value="714.7524">
            <text:p>714.75</text:p>
          </table:table-cell>
        </table:table-row>
        <table:table-row table:style-name="ro1">
          <table:table-cell office:value-type="float" office:value="0.4291">
            <text:p>0.43</text:p>
          </table:table-cell>
          <table:table-cell office:value-type="float" office:value="1065.0068">
            <text:p>1065.01</text:p>
          </table:table-cell>
        </table:table-row>
        <table:table-row table:style-name="ro1">
          <table:table-cell office:value-type="float" office:value="0.3893">
            <text:p>0.39</text:p>
          </table:table-cell>
          <table:table-cell office:value-type="float" office:value="1413.5857">
            <text:p>1413.59</text:p>
          </table:table-cell>
        </table:table-row>
        <table:table-row table:style-name="ro1">
          <table:table-cell office:value-type="float" office:value="0.3509">
            <text:p>0.35</text:p>
          </table:table-cell>
          <table:table-cell office:value-type="float" office:value="1756.3127">
            <text:p>1756.31</text:p>
          </table:table-cell>
        </table:table-row>
        <table:table-row table:style-name="ro1">
          <table:table-cell office:value-type="float" office:value="0.3288">
            <text:p>0.33</text:p>
          </table:table-cell>
          <table:table-cell office:value-type="float" office:value="2090.9087">
            <text:p>2090.91</text:p>
          </table:table-cell>
        </table:table-row>
        <table:table-row table:style-name="ro1">
          <table:table-cell office:value-type="float" office:value="0.2947">
            <text:p>0.29</text:p>
          </table:table-cell>
          <table:table-cell office:value-type="float" office:value="2414.2468">
            <text:p>2414.25</text:p>
          </table:table-cell>
        </table:table-row>
        <table:table-row table:style-name="ro1">
          <table:table-cell office:value-type="float" office:value="0.2284">
            <text:p>0.23</text:p>
          </table:table-cell>
          <table:table-cell office:value-type="float" office:value="2720.6382">
            <text:p>2720.64</text:p>
          </table:table-cell>
        </table:table-row>
        <table:table-row table:style-name="ro1">
          <table:table-cell office:value-type="float" office:value="0.1807">
            <text:p>0.18</text:p>
          </table:table-cell>
          <table:table-cell office:value-type="float" office:value="3006.6633">
            <text:p>3006.66</text:p>
          </table:table-cell>
        </table:table-row>
        <table:table-row table:style-name="ro1">
          <table:table-cell office:value-type="float" office:value="0.1517">
            <text:p>0.15</text:p>
          </table:table-cell>
          <table:table-cell office:value-type="float" office:value="3270.9729">
            <text:p>3270.97</text:p>
          </table:table-cell>
        </table:table-row>
        <table:table-row table:style-name="ro1">
          <table:table-cell office:value-type="float" office:value="0.1303">
            <text:p>0.13</text:p>
          </table:table-cell>
          <table:table-cell office:value-type="float" office:value="3513.0964">
            <text:p>3513.1</text:p>
          </table:table-cell>
        </table:table-row>
        <table:table-row table:style-name="ro1">
          <table:table-cell office:value-type="float" office:value="0.1125">
            <text:p>0.11</text:p>
          </table:table-cell>
          <table:table-cell office:value-type="float" office:value="3732.9841">
            <text:p>3732.98</text:p>
          </table:table-cell>
        </table:table-row>
        <table:table-row table:style-name="ro1">
          <table:table-cell office:value-type="float" office:value="0.0952">
            <text:p>0.1</text:p>
          </table:table-cell>
          <table:table-cell office:value-type="float" office:value="3930.6909">
            <text:p>3930.69</text:p>
          </table:table-cell>
        </table:table-row>
        <table:table-row table:style-name="ro1">
          <table:table-cell office:value-type="float" office:value="0.0731">
            <text:p>0.07</text:p>
          </table:table-cell>
          <table:table-cell office:value-type="float" office:value="4105.8921">
            <text:p>4105.89</text:p>
          </table:table-cell>
        </table:table-row>
        <table:table-row table:style-name="ro1">
          <table:table-cell office:value-type="float" office:value="0.0265">
            <text:p>0.03</text:p>
          </table:table-cell>
          <table:table-cell office:value-type="float" office:value="4256.1382">
            <text:p>4256.14</text:p>
          </table:table-cell>
        </table:table-row>
        <table:table-row table:style-name="ro1">
          <table:table-cell office:value-type="float" office:value="-0.0223">
            <text:p>-0.02</text:p>
          </table:table-cell>
          <table:table-cell office:value-type="float" office:value="4379.0825">
            <text:p>4379.08</text:p>
          </table:table-cell>
        </table:table-row>
        <table:table-row table:style-name="ro1">
          <table:table-cell office:value-type="float" office:value="-0.0293">
            <text:p>-0.03</text:p>
          </table:table-cell>
          <table:table-cell office:value-type="float" office:value="4476.4517">
            <text:p>4476.45</text:p>
          </table:table-cell>
        </table:table-row>
        <table:table-row table:style-name="ro1">
          <table:table-cell office:value-type="float" office:value="-0.0157">
            <text:p>-0.02</text:p>
          </table:table-cell>
          <table:table-cell office:value-type="float" office:value="4551.7183">
            <text:p>4551.72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4608.3794">
            <text:p>4608.38</text:p>
          </table:table-cell>
        </table:table-row>
        <table:table-row table:style-name="ro1">
          <table:table-cell office:value-type="float" office:value="-0.0151">
            <text:p>-0.02</text:p>
          </table:table-cell>
          <table:table-cell office:value-type="float" office:value="4646.6323">
            <text:p>4646.63</text:p>
          </table:table-cell>
        </table:table-row>
        <table:table-row table:style-name="ro1">
          <table:table-cell office:value-type="float" office:value="-0.0264">
            <text:p>-0.03</text:p>
          </table:table-cell>
          <table:table-cell office:value-type="float" office:value="4667.1519">
            <text:p>4667.15</text:p>
          </table:table-cell>
        </table:table-row>
        <table:table-row table:style-name="ro1">
          <table:table-cell office:value-type="float" office:value="-0.0221">
            <text:p>-0.02</text:p>
          </table:table-cell>
          <table:table-cell office:value-type="float" office:value="4672.0122">
            <text:p>4672.01</text:p>
          </table:table-cell>
        </table:table-row>
        <table:table-row table:style-name="ro1">
          <table:table-cell office:value-type="float" office:value="-0.0113">
            <text:p>-0.01</text:p>
          </table:table-cell>
          <table:table-cell office:value-type="float" office:value="4663.6968">
            <text:p>4663.7</text:p>
          </table:table-cell>
        </table:table-row>
        <table:table-row table:style-name="ro1">
          <table:table-cell office:value-type="float" office:value="-0.0235">
            <text:p>-0.02</text:p>
          </table:table-cell>
          <table:table-cell office:value-type="float" office:value="4642.4106">
            <text:p>4642.41</text:p>
          </table:table-cell>
        </table:table-row>
        <table:table-row table:style-name="ro1">
          <table:table-cell office:value-type="float" office:value="-0.048">
            <text:p>-0.05</text:p>
          </table:table-cell>
          <table:table-cell office:value-type="float" office:value="4607.2578">
            <text:p>4607.26</text:p>
          </table:table-cell>
        </table:table-row>
        <table:table-row table:style-name="ro1">
          <table:table-cell office:value-type="float" office:value="-0.0594">
            <text:p>-0.06</text:p>
          </table:table-cell>
          <table:table-cell office:value-type="float" office:value="4558.6548">
            <text:p>4558.65</text:p>
          </table:table-cell>
        </table:table-row>
        <table:table-row table:style-name="ro1">
          <table:table-cell office:value-type="float" office:value="-0.0411">
            <text:p>-0.04</text:p>
          </table:table-cell>
          <table:table-cell office:value-type="float" office:value="4499.6855">
            <text:p>4499.69</text:p>
          </table:table-cell>
        </table:table-row>
        <table:table-row table:style-name="ro1">
          <table:table-cell office:value-type="float" office:value="0.0048">
            <text:p>0</text:p>
          </table:table-cell>
          <table:table-cell office:value-type="float" office:value="4435.6484">
            <text:p>4435.65</text:p>
          </table:table-cell>
        </table:table-row>
        <table:table-row table:style-name="ro1">
          <table:table-cell office:value-type="float" office:value="0.0149">
            <text:p>0.01</text:p>
          </table:table-cell>
          <table:table-cell office:value-type="float" office:value="4368.1113">
            <text:p>4368.11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4297.6836">
            <text:p>4297.68</text:p>
          </table:table-cell>
        </table:table-row>
        <table:table-row table:style-name="ro1">
          <table:table-cell office:value-type="float" office:value="0.0213">
            <text:p>0.02</text:p>
          </table:table-cell>
          <table:table-cell office:value-type="float" office:value="4225.2964">
            <text:p>4225.3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4150.8374">
            <text:p>4150.84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4074.4966">
            <text:p>4074.5</text:p>
          </table:table-cell>
        </table:table-row>
        <table:table-row table:style-name="ro1">
          <table:table-cell office:value-type="float" office:value="0.0277">
            <text:p>0.03</text:p>
          </table:table-cell>
          <table:table-cell office:value-type="float" office:value="3997.9146">
            <text:p>3997.91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3920.4583">
            <text:p>3920.46</text:p>
          </table:table-cell>
        </table:table-row>
        <table:table-row table:style-name="ro1">
          <table:table-cell office:value-type="float" office:value="0.0069">
            <text:p>0.01</text:p>
          </table:table-cell>
          <table:table-cell office:value-type="float" office:value="3841.3718">
            <text:p>3841.37</text:p>
          </table:table-cell>
        </table:table-row>
        <table:table-row table:style-name="ro1">
          <table:table-cell office:value-type="float" office:value="-0.0062">
            <text:p>-0.01</text:p>
          </table:table-cell>
          <table:table-cell office:value-type="float" office:value="3759.8337">
            <text:p>3759.83</text:p>
          </table:table-cell>
        </table:table-row>
        <table:table-row table:style-name="ro1">
          <table:table-cell office:value-type="float" office:value="0.0127">
            <text:p>0.01</text:p>
          </table:table-cell>
          <table:table-cell office:value-type="float" office:value="3677.9937">
            <text:p>3677.99</text:p>
          </table:table-cell>
        </table:table-row>
        <table:table-row table:style-name="ro1">
          <table:table-cell office:value-type="float" office:value="0.0232">
            <text:p>0.02</text:p>
          </table:table-cell>
          <table:table-cell office:value-type="float" office:value="3597.032">
            <text:p>3597.03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3516.2073">
            <text:p>3516.21</text:p>
          </table:table-cell>
        </table:table-row>
        <table:table-row table:style-name="ro1">
          <table:table-cell office:value-type="float" office:value="0.0402">
            <text:p>0.04</text:p>
          </table:table-cell>
          <table:table-cell office:value-type="float" office:value="3438.0972">
            <text:p>3438.1</text:p>
          </table:table-cell>
        </table:table-row>
        <table:table-row table:style-name="ro1">
          <table:table-cell office:value-type="float" office:value="0.0353">
            <text:p>0.04</text:p>
          </table:table-cell>
          <table:table-cell office:value-type="float" office:value="3362.1919">
            <text:p>3362.19</text:p>
          </table:table-cell>
        </table:table-row>
        <table:table-row table:style-name="ro1">
          <table:table-cell office:value-type="float" office:value="0.0391">
            <text:p>0.04</text:p>
          </table:table-cell>
          <table:table-cell office:value-type="float" office:value="3288.8076">
            <text:p>3288.81</text:p>
          </table:table-cell>
        </table:table-row>
        <table:table-row table:style-name="ro1">
          <table:table-cell office:value-type="float" office:value="0.0509">
            <text:p>0.05</text:p>
          </table:table-cell>
          <table:table-cell office:value-type="float" office:value="3218.95">
            <text:p>3218.95</text:p>
          </table:table-cell>
        </table:table-row>
        <table:table-row table:style-name="ro1">
          <table:table-cell office:value-type="float" office:value="0.035">
            <text:p>0.04</text:p>
          </table:table-cell>
          <table:table-cell office:value-type="float" office:value="3151.0186">
            <text:p>3151.02</text:p>
          </table:table-cell>
        </table:table-row>
        <table:table-row table:style-name="ro1">
          <table:table-cell office:value-type="float" office:value="-0.0014">
            <text:p>0</text:p>
          </table:table-cell>
          <table:table-cell office:value-type="float" office:value="3081.7031">
            <text:p>3081.7</text:p>
          </table:table-cell>
        </table:table-row>
        <table:table-row table:style-name="ro1">
          <table:table-cell office:value-type="float" office:value="-0.0191">
            <text:p>-0.02</text:p>
          </table:table-cell>
          <table:table-cell office:value-type="float" office:value="3009.7153">
            <text:p>3009.72</text:p>
          </table:table-cell>
        </table:table-row>
        <table:table-row table:style-name="ro1">
          <table:table-cell office:value-type="float" office:value="-0.0035">
            <text:p>0</text:p>
          </table:table-cell>
          <table:table-cell office:value-type="float" office:value="2936.905">
            <text:p>2936.91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866.5625">
            <text:p>2866.56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2797.9292">
            <text:p>2797.93</text:p>
          </table:table-cell>
        </table:table-row>
        <table:table-row table:style-name="ro1">
          <table:table-cell office:value-type="float" office:value="-0.0029">
            <text:p>0</text:p>
          </table:table-cell>
          <table:table-cell office:value-type="float" office:value="2728.731">
            <text:p>2728.73</text:p>
          </table:table-cell>
        </table:table-row>
        <table:table-row table:style-name="ro1">
          <table:table-cell office:value-type="float" office:value="-0.0263">
            <text:p>-0.03</text:p>
          </table:table-cell>
          <table:table-cell office:value-type="float" office:value="2657.0818">
            <text:p>2657.08</text:p>
          </table:table-cell>
        </table:table-row>
        <table:table-row table:style-name="ro1">
          <table:table-cell office:value-type="float" office:value="0.0039">
            <text:p>0</text:p>
          </table:table-cell>
          <table:table-cell office:value-type="float" office:value="526.0707">
            <text:p>526.07</text:p>
          </table:table-cell>
        </table:table-row>
        <table:table-row table:style-name="ro1">
          <table:table-cell office:value-type="float" office:value="-0.0113">
            <text:p>-0.01</text:p>
          </table:table-cell>
          <table:table-cell office:value-type="float" office:value="2584.7539">
            <text:p>2584.75</text:p>
          </table:table-cell>
        </table:table-row>
        <table:table-row table:style-name="ro1">
          <table:table-cell office:value-type="float" office:value="-0.0031">
            <text:p>0</text:p>
          </table:table-cell>
          <table:table-cell office:value-type="float" office:value="2512.7324">
            <text:p>2512.73</text:p>
          </table:table-cell>
        </table:table-row>
        <table:table-row table:style-name="ro1">
          <table:table-cell office:value-type="float" office:value="-0.0078">
            <text:p>-0.01</text:p>
          </table:table-cell>
          <table:table-cell office:value-type="float" office:value="2440.7488">
            <text:p>2440.75</text:p>
          </table:table-cell>
        </table:table-row>
        <table:table-row table:style-name="ro1">
          <table:table-cell office:value-type="float" office:value="-0.0133">
            <text:p>-0.01</text:p>
          </table:table-cell>
          <table:table-cell office:value-type="float" office:value="2368.4839">
            <text:p>2368.48</text:p>
          </table:table-cell>
        </table:table-row>
        <table:table-row table:style-name="ro1">
          <table:table-cell office:value-type="float" office:value="0.0067">
            <text:p>0.01</text:p>
          </table:table-cell>
          <table:table-cell office:value-type="float" office:value="2297.9514">
            <text:p>2297.95</text:p>
          </table:table-cell>
        </table:table-row>
        <table:table-row table:style-name="ro1">
          <table:table-cell office:value-type="float" office:value="0.0175">
            <text:p>0.02</text:p>
          </table:table-cell>
          <table:table-cell office:value-type="float" office:value="2230.1279">
            <text:p>2230.13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2164.5774">
            <text:p>2164.58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2101.9797">
            <text:p>2101.98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2041.6862">
            <text:p>2041.69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1983.3915">
            <text:p>1983.39</text:p>
          </table:table-cell>
        </table:table-row>
        <table:table-row table:style-name="ro1">
          <table:table-cell office:value-type="float" office:value="0.0067">
            <text:p>0.01</text:p>
          </table:table-cell>
          <table:table-cell office:value-type="float" office:value="1926.4301">
            <text:p>1926.43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1871.662">
            <text:p>1871.66</text:p>
          </table:table-cell>
        </table:table-row>
        <table:table-row table:style-name="ro1">
          <table:table-cell office:value-type="float" office:value="0.0398">
            <text:p>0.04</text:p>
          </table:table-cell>
          <table:table-cell office:value-type="float" office:value="1821.1465">
            <text:p>1821.15</text:p>
          </table:table-cell>
        </table:table-row>
        <table:table-row table:style-name="ro1">
          <table:table-cell office:value-type="float" office:value="0.0326">
            <text:p>0.03</text:p>
          </table:table-cell>
          <table:table-cell office:value-type="float" office:value="1773.9454">
            <text:p>1773.95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1728.4995">
            <text:p>1728.5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1684.619">
            <text:p>1684.62</text:p>
          </table:table-cell>
        </table:table-row>
        <table:table-row table:style-name="ro1">
          <table:table-cell office:value-type="float" office:value="0.0177">
            <text:p>0.02</text:p>
          </table:table-cell>
          <table:table-cell office:value-type="float" office:value="1642.4042">
            <text:p>1642.4</text:p>
          </table:table-cell>
        </table:table-row>
        <table:table-row table:style-name="ro1">
          <table:table-cell office:value-type="float" office:value="0.0121">
            <text:p>0.01</text:p>
          </table:table-cell>
          <table:table-cell office:value-type="float" office:value="1601.2916">
            <text:p>1601.29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1561.541">
            <text:p>1561.54</text:p>
          </table:table-cell>
        </table:table-row>
        <table:table-row table:style-name="ro1">
          <table:table-cell office:value-type="float" office:value="0.0181">
            <text:p>0.02</text:p>
          </table:table-cell>
          <table:table-cell office:value-type="float" office:value="1523.394">
            <text:p>1523.39</text:p>
          </table:table-cell>
        </table:table-row>
        <table:table-row table:style-name="ro1">
          <table:table-cell office:value-type="float" office:value="0.0114">
            <text:p>0.01</text:p>
          </table:table-cell>
          <table:table-cell office:value-type="float" office:value="1486.1843">
            <text:p>1486.18</text:p>
          </table:table-cell>
        </table:table-row>
        <table:table-row table:style-name="ro1">
          <table:table-cell office:value-type="float" office:value="0.0087">
            <text:p>0.01</text:p>
          </table:table-cell>
          <table:table-cell office:value-type="float" office:value="1449.6713">
            <text:p>1449.67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1414.2634">
            <text:p>1414.26</text:p>
          </table:table-cell>
        </table:table-row>
        <table:table-row table:style-name="ro1">
          <table:table-cell office:value-type="float" office:value="0.0077">
            <text:p>0.01</text:p>
          </table:table-cell>
          <table:table-cell office:value-type="float" office:value="1379.4681">
            <text:p>1379.47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1345.1146">
            <text:p>1345.11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1311.62">
            <text:p>1311.62</text:p>
          </table:table-cell>
        </table:table-row>
        <table:table-row table:style-name="ro1">
          <table:table-cell office:value-type="float" office:value="0.0195">
            <text:p>0.02</text:p>
          </table:table-cell>
          <table:table-cell office:value-type="float" office:value="1279.876">
            <text:p>1279.88</text:p>
          </table:table-cell>
        </table:table-row>
        <table:table-row table:style-name="ro1">
          <table:table-cell office:value-type="float" office:value="0.0127">
            <text:p>0.01</text:p>
          </table:table-cell>
          <table:table-cell office:value-type="float" office:value="1249.1748">
            <text:p>1249.17</text:p>
          </table:table-cell>
        </table:table-row>
        <table:table-row table:style-name="ro1">
          <table:table-cell office:value-type="float" office:value="0.003">
            <text:p>0</text:p>
          </table:table-cell>
          <table:table-cell office:value-type="float" office:value="1218.6106">
            <text:p>1218.61</text:p>
          </table:table-cell>
        </table:table-row>
        <table:table-row table:style-name="ro1">
          <table:table-cell office:value-type="float" office:value="0.0153">
            <text:p>0.02</text:p>
          </table:table-cell>
          <table:table-cell office:value-type="float" office:value="1189.3586">
            <text:p>1189.36</text:p>
          </table:table-cell>
        </table:table-row>
        <table:table-row table:style-name="ro1">
          <table:table-cell office:value-type="float" office:value="0.0195">
            <text:p>0.02</text:p>
          </table:table-cell>
          <table:table-cell office:value-type="float" office:value="1161.7493">
            <text:p>1161.75</text:p>
          </table:table-cell>
        </table:table-row>
        <table:table-row table:style-name="ro1">
          <table:table-cell office:value-type="float" office:value="0.0299">
            <text:p>0.03</text:p>
          </table:table-cell>
          <table:table-cell office:value-type="float" office:value="1136.6274">
            <text:p>1136.63</text:p>
          </table:table-cell>
        </table:table-row>
        <table:table-row table:style-name="ro1">
          <table:table-cell office:value-type="float" office:value="0.0236">
            <text:p>0.02</text:p>
          </table:table-cell>
          <table:table-cell office:value-type="float" office:value="1113.2407">
            <text:p>1113.24</text:p>
          </table:table-cell>
        </table:table-row>
        <table:table-row table:style-name="ro1">
          <table:table-cell office:value-type="float" office:value="0.0095">
            <text:p>0.01</text:p>
          </table:table-cell>
          <table:table-cell office:value-type="float" office:value="1090.2123">
            <text:p>1090.21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1067.4767">
            <text:p>1067.48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1045.932">
            <text:p>1045.93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1025.9235">
            <text:p>1025.92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1006.8557">
            <text:p>1006.86</text:p>
          </table:table-cell>
        </table:table-row>
        <table:table-row table:style-name="ro1">
          <table:table-cell office:value-type="float" office:value="0.032">
            <text:p>0.03</text:p>
          </table:table-cell>
          <table:table-cell office:value-type="float" office:value="990.017">
            <text:p>990.02</text:p>
          </table:table-cell>
        </table:table-row>
        <table:table-row table:style-name="ro1">
          <table:table-cell office:value-type="float" office:value="0.0225">
            <text:p>0.02</text:p>
          </table:table-cell>
          <table:table-cell office:value-type="float" office:value="974.3733">
            <text:p>974.37</text:p>
          </table:table-cell>
        </table:table-row>
        <table:table-row table:style-name="ro1">
          <table:table-cell office:value-type="float" office:value="0.0039">
            <text:p>0</text:p>
          </table:table-cell>
          <table:table-cell office:value-type="float" office:value="958.1736">
            <text:p>958.17</text:p>
          </table:table-cell>
        </table:table-row>
        <table:table-row table:style-name="ro1">
          <table:table-cell office:value-type="float" office:value="-0.0058">
            <text:p>-0.01</text:p>
          </table:table-cell>
          <table:table-cell office:value-type="float" office:value="940.6318">
            <text:p>940.63</text:p>
          </table:table-cell>
        </table:table-row>
        <table:table-row table:style-name="ro1">
          <table:table-cell office:value-type="float" office:value="0.0065">
            <text:p>0.01</text:p>
          </table:table-cell>
          <table:table-cell office:value-type="float" office:value="923.0347">
            <text:p>923.03</text:p>
          </table:table-cell>
        </table:table-row>
        <table:table-row table:style-name="ro1">
          <table:table-cell office:value-type="float" office:value="0.0177">
            <text:p>0.02</text:p>
          </table:table-cell>
          <table:table-cell office:value-type="float" office:value="906.4445">
            <text:p>906.44</text:p>
          </table:table-cell>
        </table:table-row>
        <table:table-row table:style-name="ro1">
          <table:table-cell office:value-type="float" office:value="0.0155">
            <text:p>0.02</text:p>
          </table:table-cell>
          <table:table-cell office:value-type="float" office:value="890.6064">
            <text:p>890.61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875.762">
            <text:p>875.76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861.9506">
            <text:p>861.95</text:p>
          </table:table-cell>
        </table:table-row>
        <table:table-row table:style-name="ro1">
          <table:table-cell office:value-type="float" office:value="0.0275">
            <text:p>0.03</text:p>
          </table:table-cell>
          <table:table-cell office:value-type="float" office:value="849.8105">
            <text:p>849.81</text:p>
          </table:table-cell>
        </table:table-row>
        <table:table-row table:style-name="ro1">
          <table:table-cell office:value-type="float" office:value="0.0305">
            <text:p>0.03</text:p>
          </table:table-cell>
          <table:table-cell office:value-type="float" office:value="839.4846">
            <text:p>839.48</text:p>
          </table:table-cell>
        </table:table-row>
        <table:table-row table:style-name="ro1">
          <table:table-cell office:value-type="float" office:value="0.0166">
            <text:p>0.02</text:p>
          </table:table-cell>
          <table:table-cell office:value-type="float" office:value="829.5665">
            <text:p>829.57</text:p>
          </table:table-cell>
        </table:table-row>
        <table:table-row table:style-name="ro1">
          <table:table-cell office:value-type="float" office:value="0.0058">
            <text:p>0.01</text:p>
          </table:table-cell>
          <table:table-cell office:value-type="float" office:value="819.0613">
            <text:p>819.06</text:p>
          </table:table-cell>
        </table:table-row>
        <table:table-row table:style-name="ro1">
          <table:table-cell office:value-type="float" office:value="0.0051">
            <text:p>0.01</text:p>
          </table:table-cell>
          <table:table-cell office:value-type="float" office:value="807.9976">
            <text:p>808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797.1619">
            <text:p>797.16</text:p>
          </table:table-cell>
        </table:table-row>
        <table:table-row table:style-name="ro1">
          <table:table-cell office:value-type="float" office:value="0.012">
            <text:p>0.01</text:p>
          </table:table-cell>
          <table:table-cell office:value-type="float" office:value="786.4713">
            <text:p>786.47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775.5307">
            <text:p>775.53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764.392">
            <text:p>764.39</text:p>
          </table:table-cell>
        </table:table-row>
        <table:table-row table:style-name="ro1">
          <table:table-cell office:value-type="float" office:value="0.0005">
            <text:p>0</text:p>
          </table:table-cell>
          <table:table-cell office:value-type="float" office:value="752.4748">
            <text:p>752.47</text:p>
          </table:table-cell>
        </table:table-row>
        <table:table-row table:style-name="ro1">
          <table:table-cell office:value-type="float" office:value="-0.001">
            <text:p>0</text:p>
          </table:table-cell>
          <table:table-cell office:value-type="float" office:value="739.7526">
            <text:p>739.75</text:p>
          </table:table-cell>
        </table:table-row>
        <table:table-row table:style-name="ro1">
          <table:table-cell office:value-type="float" office:value="0.0115">
            <text:p>0.01</text:p>
          </table:table-cell>
          <table:table-cell office:value-type="float" office:value="727.4587">
            <text:p>727.46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716.6062">
            <text:p>716.61</text:p>
          </table:table-cell>
        </table:table-row>
        <table:table-row table:style-name="ro1">
          <table:table-cell office:value-type="float" office:value="0.0383">
            <text:p>0.04</text:p>
          </table:table-cell>
          <table:table-cell office:value-type="float" office:value="708.4799">
            <text:p>708.48</text:p>
          </table:table-cell>
        </table:table-row>
        <table:table-row table:style-name="ro1">
          <table:table-cell office:value-type="float" office:value="0.0208">
            <text:p>0.02</text:p>
          </table:table-cell>
          <table:table-cell office:value-type="float" office:value="701.2488">
            <text:p>701.25</text:p>
          </table:table-cell>
        </table:table-row>
        <table:table-row table:style-name="ro1">
          <table:table-cell office:value-type="float" office:value="0.0109">
            <text:p>0.01</text:p>
          </table:table-cell>
          <table:table-cell office:value-type="float" office:value="693.952">
            <text:p>693.95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686.7901">
            <text:p>686.79</text:p>
          </table:table-cell>
        </table:table-row>
        <table:table-row table:style-name="ro1">
          <table:table-cell office:value-type="float" office:value="0.0144">
            <text:p>0.01</text:p>
          </table:table-cell>
          <table:table-cell office:value-type="float" office:value="679.9111">
            <text:p>679.91</text:p>
          </table:table-cell>
        </table:table-row>
        <table:table-row table:style-name="ro1">
          <table:table-cell office:value-type="float" office:value="0.0152">
            <text:p>0.02</text:p>
          </table:table-cell>
          <table:table-cell office:value-type="float" office:value="673.3708">
            <text:p>673.37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666.4586">
            <text:p>666.46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660.5275">
            <text:p>660.53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656.0471">
            <text:p>656.05</text:p>
          </table:table-cell>
        </table:table-row>
        <table:table-row table:style-name="ro1">
          <table:table-cell office:value-type="float" office:value="0.0233">
            <text:p>0.02</text:p>
          </table:table-cell>
          <table:table-cell office:value-type="float" office:value="652.4688">
            <text:p>652.47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649.7576">
            <text:p>649.76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647.7585">
            <text:p>647.76</text:p>
          </table:table-cell>
        </table:table-row>
        <table:table-row table:style-name="ro1">
          <table:table-cell office:value-type="float" office:value="0.0166">
            <text:p>0.02</text:p>
          </table:table-cell>
          <table:table-cell office:value-type="float" office:value="645.8348">
            <text:p>645.83</text:p>
          </table:table-cell>
        </table:table-row>
        <table:table-row table:style-name="ro1">
          <table:table-cell office:value-type="float" office:value="0.0114">
            <text:p>0.01</text:p>
          </table:table-cell>
          <table:table-cell office:value-type="float" office:value="643.5104">
            <text:p>643.51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641.4468">
            <text:p>641.45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639.4034">
            <text:p>639.4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636.3705">
            <text:p>636.37</text:p>
          </table:table-cell>
        </table:table-row>
        <table:table-row table:style-name="ro1">
          <table:table-cell office:value-type="float" office:value="-0.009">
            <text:p>-0.01</text:p>
          </table:table-cell>
          <table:table-cell office:value-type="float" office:value="631.23">
            <text:p>631.23</text:p>
          </table:table-cell>
        </table:table-row>
        <table:table-row table:style-name="ro1">
          <table:table-cell office:value-type="float" office:value="-0.0117">
            <text:p>-0.01</text:p>
          </table:table-cell>
          <table:table-cell office:value-type="float" office:value="623.9579">
            <text:p>623.96</text:p>
          </table:table-cell>
        </table:table-row>
        <table:table-row table:style-name="ro1">
          <table:table-cell office:value-type="float" office:value="-0.0067">
            <text:p>-0.01</text:p>
          </table:table-cell>
          <table:table-cell office:value-type="float" office:value="615.2317">
            <text:p>615.23</text:p>
          </table:table-cell>
        </table:table-row>
        <table:table-row table:style-name="ro1">
          <table:table-cell office:value-type="float" office:value="0.0033">
            <text:p>0</text:p>
          </table:table-cell>
          <table:table-cell office:value-type="float" office:value="606.1179">
            <text:p>606.12</text:p>
          </table:table-cell>
        </table:table-row>
        <table:table-row table:style-name="ro1">
          <table:table-cell office:value-type="float" office:value="0.0091">
            <text:p>0.01</text:p>
          </table:table-cell>
          <table:table-cell office:value-type="float" office:value="597.1945">
            <text:p>597.19</text:p>
          </table:table-cell>
        </table:table-row>
        <table:table-row table:style-name="ro1">
          <table:table-cell office:value-type="float" office:value="0.0181">
            <text:p>0.02</text:p>
          </table:table-cell>
          <table:table-cell office:value-type="float" office:value="589.28">
            <text:p>589.28</text:p>
          </table:table-cell>
        </table:table-row>
        <table:table-row table:style-name="ro1">
          <table:table-cell office:value-type="float" office:value="0.0164">
            <text:p>0.02</text:p>
          </table:table-cell>
          <table:table-cell office:value-type="float" office:value="582.1417">
            <text:p>582.14</text:p>
          </table:table-cell>
        </table:table-row>
        <table:table-row table:style-name="ro1">
          <table:table-cell office:value-type="float" office:value="0.012">
            <text:p>0.01</text:p>
          </table:table-cell>
          <table:table-cell office:value-type="float" office:value="575.3255">
            <text:p>575.33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569.1802">
            <text:p>569.18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564.2834">
            <text:p>564.28</text:p>
          </table:table-cell>
        </table:table-row>
        <table:table-row table:style-name="ro1">
          <table:table-cell office:value-type="float" office:value="0.0254">
            <text:p>0.03</text:p>
          </table:table-cell>
          <table:table-cell office:value-type="float" office:value="560.746">
            <text:p>560.75</text:p>
          </table:table-cell>
        </table:table-row>
        <table:table-row table:style-name="ro1">
          <table:table-cell office:value-type="float" office:value="0.0278">
            <text:p>0.03</text:p>
          </table:table-cell>
          <table:table-cell office:value-type="float" office:value="558.6642">
            <text:p>558.66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557.2079">
            <text:p>557.21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555.8242">
            <text:p>555.82</text:p>
          </table:table-cell>
        </table:table-row>
        <table:table-row table:style-name="ro1">
          <table:table-cell office:value-type="float" office:value="0.0304">
            <text:p>0.03</text:p>
          </table:table-cell>
          <table:table-cell office:value-type="float" office:value="555.9298">
            <text:p>555.93</text:p>
          </table:table-cell>
        </table:table-row>
        <table:table-row table:style-name="ro1">
          <table:table-cell office:value-type="float" office:value="0.0328">
            <text:p>0.03</text:p>
          </table:table-cell>
          <table:table-cell office:value-type="float" office:value="557.5994">
            <text:p>557.6</text:p>
          </table:table-cell>
        </table:table-row>
        <table:table-row table:style-name="ro1">
          <table:table-cell office:value-type="float" office:value="0.0254">
            <text:p>0.03</text:p>
          </table:table-cell>
          <table:table-cell office:value-type="float" office:value="560.0048">
            <text:p>560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562.1982">
            <text:p>562.2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564.7566">
            <text:p>564.76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567.6158">
            <text:p>567.62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570.6625">
            <text:p>570.66</text:p>
          </table:table-cell>
        </table:table-row>
        <table:table-row table:style-name="ro1">
          <table:table-cell office:value-type="float" office:value="0.0233">
            <text:p>0.02</text:p>
          </table:table-cell>
          <table:table-cell office:value-type="float" office:value="574.0907">
            <text:p>574.09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577.1942">
            <text:p>577.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os:</text:p>
          </table:table-cell>
          <table:table-cell/>
        </table:table-row>
        <table:table-row table:style-name="ro1">
          <table:table-cell office:value-type="string">
            <text:p><text:s/>X = 577.194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hermometer:</text:p>
          </table:table-cell>
          <table:table-cell/>
        </table:table-row>
        <table:table-row table:style-name="ro1">
          <table:table-cell office:value-type="string">
            <text:p><text:s/>Degrees C = 27.3125</text:p>
          </table:table-cell>
          <table:table-cell/>
        </table:table-row>
        <table:table-row table:style-name="ro1">
          <table:table-cell office:value-type="string">
            <text:p><text:s/>Degrees F = 81.1625</text:p>
          </table:table-cell>
          <table:table-cell/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579.8757">
            <text:p>579.88</text:p>
          </table:table-cell>
        </table:table-row>
        <table:table-row table:style-name="ro1">
          <table:table-cell office:value-type="float" office:value="0.0184">
            <text:p>0.02</text:p>
          </table:table-cell>
          <table:table-cell office:value-type="float" office:value="582.5109">
            <text:p>582.51</text:p>
          </table:table-cell>
        </table:table-row>
        <table:table-row table:style-name="ro1">
          <table:table-cell office:value-type="float" office:value="0.0139">
            <text:p>0.01</text:p>
          </table:table-cell>
          <table:table-cell office:value-type="float" office:value="584.6906">
            <text:p>584.69</text:p>
          </table:table-cell>
        </table:table-row>
        <table:table-row table:style-name="ro1">
          <table:table-cell office:value-type="float" office:value="-0.0052">
            <text:p>-0.01</text:p>
          </table:table-cell>
          <table:table-cell office:value-type="float" office:value="584.7248">
            <text:p>584.72</text:p>
          </table:table-cell>
        </table:table-row>
        <table:table-row table:style-name="ro1">
          <table:table-cell office:value-type="float" office:value="-0.0105">
            <text:p>-0.01</text:p>
          </table:table-cell>
          <table:table-cell office:value-type="float" office:value="582.3494">
            <text:p>582.35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580.7228">
            <text:p>580.72</text:p>
          </table:table-cell>
        </table:table-row>
        <table:table-row table:style-name="ro1">
          <table:table-cell office:value-type="float" office:value="0.0062">
            <text:p>0.01</text:p>
          </table:table-cell>
          <table:table-cell office:value-type="float" office:value="578.367">
            <text:p>578.37</text:p>
          </table:table-cell>
        </table:table-row>
        <table:table-row table:style-name="ro1">
          <table:table-cell office:value-type="float" office:value="-0.0001">
            <text:p>0</text:p>
          </table:table-cell>
          <table:table-cell office:value-type="float" office:value="574.7863">
            <text:p>574.79</text:p>
          </table:table-cell>
        </table:table-row>
        <table:table-row table:style-name="ro1">
          <table:table-cell office:value-type="float" office:value="0.0034">
            <text:p>0</text:p>
          </table:table-cell>
          <table:table-cell office:value-type="float" office:value="570.4283">
            <text:p>570.43</text:p>
          </table:table-cell>
        </table:table-row>
        <table:table-row table:style-name="ro1">
          <table:table-cell office:value-type="float" office:value="0.0098">
            <text:p>0.01</text:p>
          </table:table-cell>
          <table:table-cell office:value-type="float" office:value="565.9524">
            <text:p>565.95</text:p>
          </table:table-cell>
        </table:table-row>
        <table:table-row table:style-name="ro1">
          <table:table-cell office:value-type="float" office:value="0.0198">
            <text:p>0.02</text:p>
          </table:table-cell>
          <table:table-cell office:value-type="float" office:value="562.284">
            <text:p>562.28</text:p>
          </table:table-cell>
        </table:table-row>
        <table:table-row table:style-name="ro1">
          <table:table-cell office:value-type="float" office:value="0.0222">
            <text:p>0.02</text:p>
          </table:table-cell>
          <table:table-cell office:value-type="float" office:value="559.5739">
            <text:p>559.57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557.0527">
            <text:p>557.05</text:p>
          </table:table-cell>
        </table:table-row>
        <table:table-row table:style-name="ro1">
          <table:table-cell office:value-type="float" office:value="0.0149">
            <text:p>0.01</text:p>
          </table:table-cell>
          <table:table-cell office:value-type="float" office:value="554.7302">
            <text:p>554.73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553.5179">
            <text:p>553.52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552.8591">
            <text:p>552.86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551.7876">
            <text:p>551.79</text:p>
          </table:table-cell>
        </table:table-row>
        <table:table-row table:style-name="ro1">
          <table:table-cell office:value-type="float" office:value="0.0006">
            <text:p>0</text:p>
          </table:table-cell>
          <table:table-cell office:value-type="float" office:value="549.4985">
            <text:p>549.5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546.6888">
            <text:p>546.69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543.8896">
            <text:p>543.89</text:p>
          </table:table-cell>
        </table:table-row>
        <table:table-row table:style-name="ro1">
          <table:table-cell office:value-type="float" office:value="0.0041">
            <text:p>0</text:p>
          </table:table-cell>
          <table:table-cell office:value-type="float" office:value="540.3694">
            <text:p>540.37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536.9669">
            <text:p>536.97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533.0956">
            <text:p>533.1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528.7668">
            <text:p>528.77</text:p>
          </table:table-cell>
        </table:table-row>
        <table:table-row table:style-name="ro1">
          <table:table-cell office:value-type="float" office:value="0.0138">
            <text:p>0.01</text:p>
          </table:table-cell>
          <table:table-cell office:value-type="float" office:value="524.7847">
            <text:p>524.78</text:p>
          </table:table-cell>
        </table:table-row>
        <table:table-row table:style-name="ro1">
          <table:table-cell office:value-type="float" office:value="0.0175">
            <text:p>0.02</text:p>
          </table:table-cell>
          <table:table-cell office:value-type="float" office:value="521.4557">
            <text:p>521.46</text:p>
          </table:table-cell>
        </table:table-row>
        <table:table-row table:style-name="ro1">
          <table:table-cell office:value-type="float" office:value="0.0224">
            <text:p>0.02</text:p>
          </table:table-cell>
          <table:table-cell office:value-type="float" office:value="519.1649">
            <text:p>519.16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517.5416">
            <text:p>517.54</text:p>
          </table:table-cell>
        </table:table-row>
        <table:table-row table:style-name="ro1">
          <table:table-cell office:value-type="float" office:value="0.0139">
            <text:p>0.01</text:p>
          </table:table-cell>
          <table:table-cell office:value-type="float" office:value="516.0402">
            <text:p>516.04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514.7518">
            <text:p>514.75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513.1412">
            <text:p>513.14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511.8715">
            <text:p>511.87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511.2651">
            <text:p>511.27</text:p>
          </table:table-cell>
        </table:table-row>
        <table:table-row table:style-name="ro1">
          <table:table-cell office:value-type="float" office:value="0.0222">
            <text:p>0.02</text:p>
          </table:table-cell>
          <table:table-cell office:value-type="float" office:value="511.4459">
            <text:p>511.45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512.5458">
            <text:p>512.55</text:p>
          </table:table-cell>
        </table:table-row>
        <table:table-row table:style-name="ro1">
          <table:table-cell office:value-type="float" office:value="0.0255">
            <text:p>0.03</text:p>
          </table:table-cell>
          <table:table-cell office:value-type="float" office:value="514.5607">
            <text:p>514.56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517.0881">
            <text:p>517.09</text:p>
          </table:table-cell>
        </table:table-row>
        <table:table-row table:style-name="ro1">
          <table:table-cell office:value-type="float" office:value="0.0324">
            <text:p>0.03</text:p>
          </table:table-cell>
          <table:table-cell office:value-type="float" office:value="520.9963">
            <text:p>521</text:p>
          </table:table-cell>
        </table:table-row>
        <table:table-row table:style-name="ro1">
          <table:table-cell office:value-type="float" office:value="0.0256">
            <text:p>0.03</text:p>
          </table:table-cell>
          <table:table-cell office:value-type="float" office:value="525.5356">
            <text:p>525.54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529.1686">
            <text:p>529.17</text:p>
          </table:table-cell>
        </table:table-row>
        <table:table-row table:style-name="ro1">
          <table:table-cell office:value-type="float" office:value="0.0092">
            <text:p>0.01</text:p>
          </table:table-cell>
          <table:table-cell office:value-type="float" office:value="531.9527">
            <text:p>531.95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533.7103">
            <text:p>533.71</text:p>
          </table:table-cell>
        </table:table-row>
        <table:table-row table:style-name="ro1">
          <table:table-cell office:value-type="float" office:value="0.0016">
            <text:p>0</text:p>
          </table:table-cell>
          <table:table-cell office:value-type="float" office:value="534.1077">
            <text:p>534.11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533.9702">
            <text:p>533.97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533.6917">
            <text:p>533.69</text:p>
          </table:table-cell>
        </table:table-row>
        <table:table-row table:style-name="ro1">
          <table:table-cell office:value-type="float" office:value="0.0041">
            <text:p>0</text:p>
          </table:table-cell>
          <table:table-cell office:value-type="float" office:value="532.4718">
            <text:p>532.47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530.9559">
            <text:p>530.96</text:p>
          </table:table-cell>
        </table:table-row>
        <table:table-row table:style-name="ro1">
          <table:table-cell office:value-type="float" office:value="0.0141">
            <text:p>0.01</text:p>
          </table:table-cell>
          <table:table-cell office:value-type="float" office:value="529.5289">
            <text:p>529.53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528.2408">
            <text:p>528.24</text:p>
          </table:table-cell>
        </table:table-row>
        <table:table-row table:style-name="ro1">
          <table:table-cell office:value-type="float" office:value="0.0031">
            <text:p>0</text:p>
          </table:table-cell>
          <table:table-cell office:value-type="float" office:value="526.0354">
            <text:p>526.04</text:p>
          </table:table-cell>
        </table:table-row>
        <table:table-row table:style-name="ro1">
          <table:table-cell office:value-type="float" office:value="0.0021">
            <text:p>0</text:p>
          </table:table-cell>
          <table:table-cell office:value-type="float" office:value="522.9194">
            <text:p>522.92</text:p>
          </table:table-cell>
        </table:table-row>
        <table:table-row table:style-name="ro1">
          <table:table-cell office:value-type="float" office:value="0.0048">
            <text:p>0</text:p>
          </table:table-cell>
          <table:table-cell office:value-type="float" office:value="519.2316">
            <text:p>519.23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515.2023">
            <text:p>515.2</text:p>
          </table:table-cell>
        </table:table-row>
        <table:table-row table:style-name="ro1">
          <table:table-cell office:value-type="float" office:value="0.0034">
            <text:p>0</text:p>
          </table:table-cell>
          <table:table-cell office:value-type="float" office:value="510.5885">
            <text:p>510.59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506.0862">
            <text:p>506.09</text:p>
          </table:table-cell>
        </table:table-row>
        <table:table-row table:style-name="ro1">
          <table:table-cell office:value-type="float" office:value="0.0121">
            <text:p>0.01</text:p>
          </table:table-cell>
          <table:table-cell office:value-type="float" office:value="501.8501">
            <text:p>501.85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498.0961">
            <text:p>498.1</text:p>
          </table:table-cell>
        </table:table-row>
        <table:table-row table:style-name="ro1">
          <table:table-cell office:value-type="float" office:value="0.0263">
            <text:p>0.03</text:p>
          </table:table-cell>
          <table:table-cell office:value-type="float" office:value="495.8324">
            <text:p>495.83</text:p>
          </table:table-cell>
        </table:table-row>
        <table:table-row table:style-name="ro1">
          <table:table-cell office:value-type="float" office:value="0.025">
            <text:p>0.03</text:p>
          </table:table-cell>
          <table:table-cell office:value-type="float" office:value="494.8093">
            <text:p>494.81</text:p>
          </table:table-cell>
        </table:table-row>
        <table:table-row table:style-name="ro1">
          <table:table-cell office:value-type="float" office:value="0.0181">
            <text:p>0.02</text:p>
          </table:table-cell>
          <table:table-cell office:value-type="float" office:value="494.2809">
            <text:p>494.28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494.0239">
            <text:p>494.02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494.4421">
            <text:p>494.44</text:p>
          </table:table-cell>
        </table:table-row>
        <table:table-row table:style-name="ro1">
          <table:table-cell office:value-type="float" office:value="0.0271">
            <text:p>0.03</text:p>
          </table:table-cell>
          <table:table-cell office:value-type="float" office:value="496.0301">
            <text:p>496.03</text:p>
          </table:table-cell>
        </table:table-row>
        <table:table-row table:style-name="ro1">
          <table:table-cell office:value-type="float" office:value="0.0236">
            <text:p>0.02</text:p>
          </table:table-cell>
          <table:table-cell office:value-type="float" office:value="498.3506">
            <text:p>498.35</text:p>
          </table:table-cell>
        </table:table-row>
        <table:table-row table:style-name="ro1">
          <table:table-cell office:value-type="float" office:value="0.0237">
            <text:p>0.02</text:p>
          </table:table-cell>
          <table:table-cell office:value-type="float" office:value="501.3373">
            <text:p>501.34</text:p>
          </table:table-cell>
        </table:table-row>
        <table:table-row table:style-name="ro1">
          <table:table-cell office:value-type="float" office:value="0.0287">
            <text:p>0.03</text:p>
          </table:table-cell>
          <table:table-cell office:value-type="float" office:value="505.3693">
            <text:p>505.37</text:p>
          </table:table-cell>
        </table:table-row>
        <table:table-row table:style-name="ro1">
          <table:table-cell office:value-type="float" office:value="0.0344">
            <text:p>0.03</text:p>
          </table:table-cell>
          <table:table-cell office:value-type="float" office:value="510.8521">
            <text:p>510.85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517.2341">
            <text:p>517.23</text:p>
          </table:table-cell>
        </table:table-row>
        <table:table-row table:style-name="ro1">
          <table:table-cell office:value-type="float" office:value="0.0239">
            <text:p>0.02</text:p>
          </table:table-cell>
          <table:table-cell office:value-type="float" office:value="523.8611">
            <text:p>523.86</text:p>
          </table:table-cell>
        </table:table-row>
        <table:table-row table:style-name="ro1">
          <table:table-cell office:value-type="float" office:value="0.0293">
            <text:p>0.03</text:p>
          </table:table-cell>
          <table:table-cell office:value-type="float" office:value="531.1772">
            <text:p>531.18</text:p>
          </table:table-cell>
        </table:table-row>
        <table:table-row table:style-name="ro1">
          <table:table-cell office:value-type="float" office:value="0.0386">
            <text:p>0.04</text:p>
          </table:table-cell>
          <table:table-cell office:value-type="float" office:value="539.9338">
            <text:p>539.93</text:p>
          </table:table-cell>
        </table:table-row>
        <table:table-row table:style-name="ro1">
          <table:table-cell office:value-type="float" office:value="0.0437">
            <text:p>0.04</text:p>
          </table:table-cell>
          <table:table-cell office:value-type="float" office:value="550.4308">
            <text:p>550.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5/28/2015</text:date>, <text:time>22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5S</meta:editing-duration>
    <meta:editing-cycles>3</meta:editing-cycles>
    <meta:generator>OpenOffice.org/3.4.1$Win32 OpenOffice.org_project/341m1$Build-9593</meta:generator>
    <dc:date>2015-05-28T22:58:53.65</dc:date>
    <meta:document-statistic meta:table-count="4" meta:cell-count="372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200Hz.A1:200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0Hz.B1:200Hz.B500" chart:class="chart:scatter">
            <chart:domain table:cell-range-address="200Hz.A1:200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0Hz.A1:200Hz.A500</svg:desc>
                </draw:g>
              </table:table-cell>
              <table:table-cell office:value-type="float" office:value="0.008">
                <text:p>0.008</text:p>
                <draw:g>
                  <svg:desc>200Hz.B1:200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0017">
                <text:p>-0.0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0081">
                <text:p>-0.0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0162">
                <text:p>-0.01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0233">
                <text:p>-0.02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0293">
                <text:p>-0.0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0361">
                <text:p>-0.03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0422">
                <text:p>-0.0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0474">
                <text:p>-0.04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079">
                <text:p>-0.0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1805">
                <text:p>-0.18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2299">
                <text:p>-0.2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2923">
                <text:p>-0.29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3507">
                <text:p>-0.3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3813">
                <text:p>-0.38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3754">
                <text:p>-0.3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3635">
                <text:p>-0.36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3329">
                <text:p>-0.33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3478">
                <text:p>-0.3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3693">
                <text:p>-0.36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372">
                <text:p>-0.3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3716">
                <text:p>-0.37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3827">
                <text:p>-0.3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4233">
                <text:p>-0.42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4698">
                <text:p>-0.46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4739">
                <text:p>-0.4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4472">
                <text:p>-0.4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4144">
                <text:p>-0.41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422">
                <text:p>-0.4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4731">
                <text:p>-0.47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4843">
                <text:p>-0.4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4863">
                <text:p>-0.48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4367">
                <text:p>-0.43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3793">
                <text:p>-0.37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242">
                <text:p>-0.2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335">
                <text:p>-0.03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1537">
                <text:p>0.15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0051">
                <text:p>-0.00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138">
                <text:p>0.21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314">
                <text:p>0.33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335">
                <text:p>0.33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117">
                <text:p>0.2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661">
                <text:p>0.06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2183">
                <text:p>0.21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3144">
                <text:p>0.3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571">
                <text:p>0.3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365">
                <text:p>0.3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355">
                <text:p>0.33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2255">
                <text:p>0.2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1328">
                <text:p>0.1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1457">
                <text:p>0.14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1824">
                <text:p>0.1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2144">
                <text:p>0.21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2757">
                <text:p>0.2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05">
                <text:p>0.33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133">
                <text:p>0.31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2319">
                <text:p>0.23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2623">
                <text:p>0.26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69">
                <text:p>0.31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4232">
                <text:p>0.42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4282">
                <text:p>0.4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4439">
                <text:p>0.4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4669">
                <text:p>0.46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4196">
                <text:p>0.4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618">
                <text:p>0.36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197">
                <text:p>0.3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2771">
                <text:p>0.27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2384">
                <text:p>0.23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085">
                <text:p>0.20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1928">
                <text:p>0.1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1552">
                <text:p>0.15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1151">
                <text:p>0.11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513">
                <text:p>0.05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0103">
                <text:p>-0.01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641">
                <text:p>0.06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719">
                <text:p>0.07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0167">
                <text:p>-0.01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019">
                <text:p>-0.0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0211">
                <text:p>-0.02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0166">
                <text:p>-0.01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0062">
                <text:p>-0.0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0041">
                <text:p>-0.00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0182">
                <text:p>-0.01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0222">
                <text:p>-0.02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0186">
                <text:p>-0.01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077">
                <text:p>-0.00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111">
                <text:p>-0.01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417">
                <text:p>0.04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0053">
                <text:p>-0.00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0141">
                <text:p>-0.01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50Hz.A1:50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Hz.B1:50Hz.B500" chart:class="chart:scatter">
            <chart:domain table:cell-range-address="50Hz.A1:50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0Hz.A1:50Hz.A500</svg:desc>
                </draw:g>
              </table:table-cell>
              <table:table-cell office:value-type="float" office:value="0.0128">
                <text:p>0.0128</text:p>
                <draw:g>
                  <svg:desc>50Hz.B1:50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0085">
                <text:p>-0.00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0593">
                <text:p>-0.05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1014">
                <text:p>-0.10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1253">
                <text:p>-0.12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1628">
                <text:p>-0.16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2197">
                <text:p>-0.2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2343">
                <text:p>-0.23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3058">
                <text:p>-0.30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3393">
                <text:p>-0.33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4389">
                <text:p>-0.43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5088">
                <text:p>-0.50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553">
                <text:p>-0.5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5819">
                <text:p>-0.58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5758">
                <text:p>-0.57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5447">
                <text:p>-0.54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5071">
                <text:p>-0.50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4824">
                <text:p>-0.48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4441">
                <text:p>-0.44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3644">
                <text:p>-0.36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2681">
                <text:p>-0.26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2885">
                <text:p>-0.28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3537">
                <text:p>-0.35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3948">
                <text:p>-0.39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3659">
                <text:p>-0.36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2974">
                <text:p>-0.2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1571">
                <text:p>-0.15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728">
                <text:p>-0.07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0744">
                <text:p>-0.07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834">
                <text:p>0.18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2243">
                <text:p>0.22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831">
                <text:p>0.18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143">
                <text:p>0.11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464">
                <text:p>0.04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06">
                <text:p>0.16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2551">
                <text:p>0.25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2987">
                <text:p>0.29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2895">
                <text:p>0.28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2593">
                <text:p>0.25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3808">
                <text:p>0.38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3614">
                <text:p>0.36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3133">
                <text:p>0.31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2977">
                <text:p>0.29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3204">
                <text:p>0.32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4423">
                <text:p>0.44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4242">
                <text:p>0.42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3969">
                <text:p>0.39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3834">
                <text:p>0.38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4186">
                <text:p>0.41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4659">
                <text:p>0.46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4291">
                <text:p>0.4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3893">
                <text:p>0.38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3509">
                <text:p>0.35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3288">
                <text:p>0.32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2947">
                <text:p>0.29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2284">
                <text:p>0.22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17">
                <text:p>0.15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303">
                <text:p>0.13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731">
                <text:p>0.07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223">
                <text:p>-0.02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0293">
                <text:p>-0.02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157">
                <text:p>-0.01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0221">
                <text:p>-0.02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0594">
                <text:p>-0.05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0411">
                <text:p>-0.04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62">
                <text:p>-0.00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0014">
                <text:p>-0.00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0191">
                <text:p>-0.01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0029">
                <text:p>-0.00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0263">
                <text:p>-0.02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031">
                <text:p>-0.00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078">
                <text:p>-0.00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0.0117">
                <text:p>-0.01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0.0067">
                <text:p>-0.00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100Hz.A1:100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0Hz.B1:100Hz.B500" chart:class="chart:scatter">
            <chart:domain table:cell-range-address="100Hz.A1:100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0Hz.A1:100Hz.A500</svg:desc>
                </draw:g>
              </table:table-cell>
              <table:table-cell office:value-type="float" office:value="0.0208">
                <text:p>0.0208</text:p>
                <draw:g>
                  <svg:desc>100Hz.B1:100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0261">
                <text:p>-0.0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0307">
                <text:p>-0.0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0818">
                <text:p>-0.0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1764">
                <text:p>-0.17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1988">
                <text:p>-0.19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2486">
                <text:p>-0.2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3347">
                <text:p>-0.33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3433">
                <text:p>-0.34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4789">
                <text:p>-0.47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5321">
                <text:p>-0.5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6566">
                <text:p>-0.6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746">
                <text:p>-0.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7714">
                <text:p>-0.7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7964">
                <text:p>-0.79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7643">
                <text:p>-0.7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6565">
                <text:p>-0.65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6545">
                <text:p>-0.6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5027">
                <text:p>-0.50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3914">
                <text:p>-0.39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4168">
                <text:p>-0.41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3433">
                <text:p>-0.3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3324">
                <text:p>-0.3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2302">
                <text:p>-0.2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2395">
                <text:p>-0.2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1599">
                <text:p>-0.1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571">
                <text:p>-0.0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569">
                <text:p>-0.05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945">
                <text:p>-0.0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1387">
                <text:p>0.13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1818">
                <text:p>0.1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1899">
                <text:p>0.18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1184">
                <text:p>0.11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0211">
                <text:p>-0.0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0739">
                <text:p>-0.07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167">
                <text:p>-0.11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1286">
                <text:p>-0.12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151">
                <text:p>0.21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4041">
                <text:p>0.4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4201">
                <text:p>0.4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5409">
                <text:p>0.54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6981">
                <text:p>0.69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7841">
                <text:p>0.78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8427">
                <text:p>0.8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8367">
                <text:p>0.83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7473">
                <text:p>0.74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6321">
                <text:p>0.63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4747">
                <text:p>0.47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2357">
                <text:p>0.23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836">
                <text:p>0.18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491">
                <text:p>0.04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0385">
                <text:p>-0.03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0077">
                <text:p>-0.0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0089">
                <text:p>-0.00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0091">
                <text:p>-0.00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0341">
                <text:p>-0.0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0393">
                <text:p>-0.03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261">
                <text:p>-0.02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191">
                <text:p>-0.01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0178">
                <text:p>-0.01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0013">
                <text:p>-0.00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0305">
                <text:p>-0.03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0383">
                <text:p>-0.03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091">
                <text:p>-0.00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071">
                <text:p>-0.00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0029">
                <text:p>-0.00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0094">
                <text:p>-0.00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051">
                <text:p>-0.00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167">
                <text:p>-0.01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263">
                <text:p>-0.02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158">
                <text:p>-0.01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413">
                <text:p>-0.0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382">
                <text:p>-0.03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345">
                <text:p>-0.03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74">
                <text:p>-0.00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193">
                <text:p>-0.01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169">
                <text:p>-0.01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